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" svg:font-family="'Linux Bioli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5.3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ues</text:p>
          </table:table-cell>
          <table:table-cell table:formula="of:=&quot;&lt;&lt; tr(&quot; &amp; CHAR(34) &amp; [.A1]&amp; CHAR(34) &amp; &quot;)&quot;" office:value-type="string" office:string-value="&lt;&lt; tr(&quot;Blues&quot;)" calcext:value-type="string">
            <text:p>&lt;&lt; tr("Blues")</text:p>
          </table:table-cell>
        </table:table-row>
        <table:table-row table:style-name="ro1">
          <table:table-cell office:value-type="string" calcext:value-type="string">
            <text:p>A capella</text:p>
          </table:table-cell>
          <table:table-cell table:formula="of:=&quot;&lt;&lt; tr(&quot; &amp; CHAR(34) &amp; [.A2]&amp; CHAR(34) &amp; &quot;)&quot;" office:value-type="string" office:string-value="&lt;&lt; tr(&quot;A capella&quot;)" calcext:value-type="string">
            <text:p>&lt;&lt; tr("A capella")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table:formula="of:=&quot;&lt;&lt; tr(&quot; &amp; CHAR(34) &amp; [.A3]&amp; CHAR(34) &amp; &quot;)&quot;" office:value-type="string" office:string-value="&lt;&lt; tr(&quot;Abstract&quot;)" calcext:value-type="string">
            <text:p>&lt;&lt; tr("Abstract")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table:formula="of:=&quot;&lt;&lt; tr(&quot; &amp; CHAR(34) &amp; [.A4]&amp; CHAR(34) &amp; &quot;)&quot;" office:value-type="string" office:string-value="&lt;&lt; tr(&quot;Acid&quot;)" calcext:value-type="string">
            <text:p>&lt;&lt; tr("Acid")</text:p>
          </table:table-cell>
        </table:table-row>
        <table:table-row table:style-name="ro1">
          <table:table-cell office:value-type="string" calcext:value-type="string">
            <text:p>Acid Jazz</text:p>
          </table:table-cell>
          <table:table-cell table:formula="of:=&quot;&lt;&lt; tr(&quot; &amp; CHAR(34) &amp; [.A5]&amp; CHAR(34) &amp; &quot;)&quot;" office:value-type="string" office:string-value="&lt;&lt; tr(&quot;Acid Jazz&quot;)" calcext:value-type="string">
            <text:p>&lt;&lt; tr("Acid Jazz")</text:p>
          </table:table-cell>
        </table:table-row>
        <table:table-row table:style-name="ro1">
          <table:table-cell office:value-type="string" calcext:value-type="string">
            <text:p>Acid Punk</text:p>
          </table:table-cell>
          <table:table-cell table:formula="of:=&quot;&lt;&lt; tr(&quot; &amp; CHAR(34) &amp; [.A6]&amp; CHAR(34) &amp; &quot;)&quot;" office:value-type="string" office:string-value="&lt;&lt; tr(&quot;Acid Punk&quot;)" calcext:value-type="string">
            <text:p>&lt;&lt; tr("Acid Punk")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 table:formula="of:=&quot;&lt;&lt; tr(&quot; &amp; CHAR(34) &amp; [.A7]&amp; CHAR(34) &amp; &quot;)&quot;" office:value-type="string" office:string-value="&lt;&lt; tr(&quot;Acoustic&quot;)" calcext:value-type="string">
            <text:p>&lt;&lt; tr("Acoustic")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table:formula="of:=&quot;&lt;&lt; tr(&quot; &amp; CHAR(34) &amp; [.A8]&amp; CHAR(34) &amp; &quot;)&quot;" office:value-type="string" office:string-value="&lt;&lt; tr(&quot;Alternative&quot;)" calcext:value-type="string">
            <text:p>&lt;&lt; tr("Alternative")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  <table:table-cell table:formula="of:=&quot;&lt;&lt; tr(&quot; &amp; CHAR(34) &amp; [.A9]&amp; CHAR(34) &amp; &quot;)&quot;" office:value-type="string" office:string-value="&lt;&lt; tr(&quot;Alternative Rock&quot;)" calcext:value-type="string">
            <text:p>&lt;&lt; tr("Alternative Rock")</text:p>
          </table:table-cell>
        </table:table-row>
        <table:table-row table:style-name="ro1">
          <table:table-cell office:value-type="string" calcext:value-type="string">
            <text:p>Ambient</text:p>
          </table:table-cell>
          <table:table-cell table:formula="of:=&quot;&lt;&lt; tr(&quot; &amp; CHAR(34) &amp; [.A10]&amp; CHAR(34) &amp; &quot;)&quot;" office:value-type="string" office:string-value="&lt;&lt; tr(&quot;Ambient&quot;)" calcext:value-type="string">
            <text:p>&lt;&lt; tr("Ambient")</text:p>
          </table:table-cell>
        </table:table-row>
        <table:table-row table:style-name="ro1">
          <table:table-cell office:value-type="string" calcext:value-type="string">
            <text:p>Anime</text:p>
          </table:table-cell>
          <table:table-cell table:formula="of:=&quot;&lt;&lt; tr(&quot; &amp; CHAR(34) &amp; [.A11]&amp; CHAR(34) &amp; &quot;)&quot;" office:value-type="string" office:string-value="&lt;&lt; tr(&quot;Anime&quot;)" calcext:value-type="string">
            <text:p>&lt;&lt; tr("Anime")</text:p>
          </table:table-cell>
        </table:table-row>
        <table:table-row table:style-name="ro1">
          <table:table-cell office:value-type="string" calcext:value-type="string">
            <text:p>Art Rock</text:p>
          </table:table-cell>
          <table:table-cell table:formula="of:=&quot;&lt;&lt; tr(&quot; &amp; CHAR(34) &amp; [.A12]&amp; CHAR(34) &amp; &quot;)&quot;" office:value-type="string" office:string-value="&lt;&lt; tr(&quot;Art Rock&quot;)" calcext:value-type="string">
            <text:p>&lt;&lt; tr("Art Rock")</text:p>
          </table:table-cell>
        </table:table-row>
        <table:table-row table:style-name="ro1">
          <table:table-cell office:value-type="string" calcext:value-type="string">
            <text:p>Audio Theatre</text:p>
          </table:table-cell>
          <table:table-cell table:formula="of:=&quot;&lt;&lt; tr(&quot; &amp; CHAR(34) &amp; [.A13]&amp; CHAR(34) &amp; &quot;)&quot;" office:value-type="string" office:string-value="&lt;&lt; tr(&quot;Audio Theatre&quot;)" calcext:value-type="string">
            <text:p>&lt;&lt; tr("Audio Theatre")</text:p>
          </table:table-cell>
        </table:table-row>
        <table:table-row table:style-name="ro1">
          <table:table-cell office:value-type="string" calcext:value-type="string">
            <text:p>Audiobook</text:p>
          </table:table-cell>
          <table:table-cell table:formula="of:=&quot;&lt;&lt; tr(&quot; &amp; CHAR(34) &amp; [.A14]&amp; CHAR(34) &amp; &quot;)&quot;" office:value-type="string" office:string-value="&lt;&lt; tr(&quot;Audiobook&quot;)" calcext:value-type="string">
            <text:p>&lt;&lt; tr("Audiobook")</text:p>
          </table:table-cell>
        </table:table-row>
        <table:table-row table:style-name="ro1">
          <table:table-cell office:value-type="string" calcext:value-type="string">
            <text:p>Avantgarde</text:p>
          </table:table-cell>
          <table:table-cell table:formula="of:=&quot;&lt;&lt; tr(&quot; &amp; CHAR(34) &amp; [.A15]&amp; CHAR(34) &amp; &quot;)&quot;" office:value-type="string" office:string-value="&lt;&lt; tr(&quot;Avantgarde&quot;)" calcext:value-type="string">
            <text:p>&lt;&lt; tr("Avantgarde")</text:p>
          </table:table-cell>
        </table:table-row>
        <table:table-row table:style-name="ro1">
          <table:table-cell office:value-type="string" calcext:value-type="string">
            <text:p>Ballad</text:p>
          </table:table-cell>
          <table:table-cell table:formula="of:=&quot;&lt;&lt; tr(&quot; &amp; CHAR(34) &amp; [.A16]&amp; CHAR(34) &amp; &quot;)&quot;" office:value-type="string" office:string-value="&lt;&lt; tr(&quot;Ballad&quot;)" calcext:value-type="string">
            <text:p>&lt;&lt; tr("Ballad")</text:p>
          </table:table-cell>
        </table:table-row>
        <table:table-row table:style-name="ro1">
          <table:table-cell office:value-type="string" calcext:value-type="string">
            <text:p>Baroque</text:p>
          </table:table-cell>
          <table:table-cell table:formula="of:=&quot;&lt;&lt; tr(&quot; &amp; CHAR(34) &amp; [.A17]&amp; CHAR(34) &amp; &quot;)&quot;" office:value-type="string" office:string-value="&lt;&lt; tr(&quot;Baroque&quot;)" calcext:value-type="string">
            <text:p>&lt;&lt; tr("Baroque")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 table:formula="of:=&quot;&lt;&lt; tr(&quot; &amp; CHAR(34) &amp; [.A18]&amp; CHAR(34) &amp; &quot;)&quot;" office:value-type="string" office:string-value="&lt;&lt; tr(&quot;Bass&quot;)" calcext:value-type="string">
            <text:p>&lt;&lt; tr("Bass")</text:p>
          </table:table-cell>
        </table:table-row>
        <table:table-row table:style-name="ro1">
          <table:table-cell office:value-type="string" calcext:value-type="string">
            <text:p>Beat</text:p>
          </table:table-cell>
          <table:table-cell table:formula="of:=&quot;&lt;&lt; tr(&quot; &amp; CHAR(34) &amp; [.A19]&amp; CHAR(34) &amp; &quot;)&quot;" office:value-type="string" office:string-value="&lt;&lt; tr(&quot;Beat&quot;)" calcext:value-type="string">
            <text:p>&lt;&lt; tr("Beat")</text:p>
          </table:table-cell>
        </table:table-row>
        <table:table-row table:style-name="ro1">
          <table:table-cell office:value-type="string" calcext:value-type="string">
            <text:p>Bebop</text:p>
          </table:table-cell>
          <table:table-cell table:formula="of:=&quot;&lt;&lt; tr(&quot; &amp; CHAR(34) &amp; [.A20]&amp; CHAR(34) &amp; &quot;)&quot;" office:value-type="string" office:string-value="&lt;&lt; tr(&quot;Bebop&quot;)" calcext:value-type="string">
            <text:p>&lt;&lt; tr("Bebop")</text:p>
          </table:table-cell>
        </table:table-row>
        <table:table-row table:style-name="ro1">
          <table:table-cell office:value-type="string" calcext:value-type="string">
            <text:p>Bhangra</text:p>
          </table:table-cell>
          <table:table-cell table:formula="of:=&quot;&lt;&lt; tr(&quot; &amp; CHAR(34) &amp; [.A21]&amp; CHAR(34) &amp; &quot;)&quot;" office:value-type="string" office:string-value="&lt;&lt; tr(&quot;Bhangra&quot;)" calcext:value-type="string">
            <text:p>&lt;&lt; tr("Bhangra")</text:p>
          </table:table-cell>
        </table:table-row>
        <table:table-row table:style-name="ro1">
          <table:table-cell office:value-type="string" calcext:value-type="string">
            <text:p>Big Band</text:p>
          </table:table-cell>
          <table:table-cell table:formula="of:=&quot;&lt;&lt; tr(&quot; &amp; CHAR(34) &amp; [.A22]&amp; CHAR(34) &amp; &quot;)&quot;" office:value-type="string" office:string-value="&lt;&lt; tr(&quot;Big Band&quot;)" calcext:value-type="string">
            <text:p>&lt;&lt; tr("Big Band")</text:p>
          </table:table-cell>
        </table:table-row>
        <table:table-row table:style-name="ro1">
          <table:table-cell office:value-type="string" calcext:value-type="string">
            <text:p>Big Beat</text:p>
          </table:table-cell>
          <table:table-cell table:formula="of:=&quot;&lt;&lt; tr(&quot; &amp; CHAR(34) &amp; [.A23]&amp; CHAR(34) &amp; &quot;)&quot;" office:value-type="string" office:string-value="&lt;&lt; tr(&quot;Big Beat&quot;)" calcext:value-type="string">
            <text:p>&lt;&lt; tr("Big Beat")</text:p>
          </table:table-cell>
        </table:table-row>
        <table:table-row table:style-name="ro1">
          <table:table-cell office:value-type="string" calcext:value-type="string">
            <text:p>Black Metal</text:p>
          </table:table-cell>
          <table:table-cell table:formula="of:=&quot;&lt;&lt; tr(&quot; &amp; CHAR(34) &amp; [.A24]&amp; CHAR(34) &amp; &quot;)&quot;" office:value-type="string" office:string-value="&lt;&lt; tr(&quot;Black Metal&quot;)" calcext:value-type="string">
            <text:p>&lt;&lt; tr("Black Metal")</text:p>
          </table:table-cell>
        </table:table-row>
        <table:table-row table:style-name="ro1">
          <table:table-cell office:value-type="string" calcext:value-type="string">
            <text:p>Bluegrass</text:p>
          </table:table-cell>
          <table:table-cell table:formula="of:=&quot;&lt;&lt; tr(&quot; &amp; CHAR(34) &amp; [.A25]&amp; CHAR(34) &amp; &quot;)&quot;" office:value-type="string" office:string-value="&lt;&lt; tr(&quot;Bluegrass&quot;)" calcext:value-type="string">
            <text:p>&lt;&lt; tr("Bluegrass")</text:p>
          </table:table-cell>
        </table:table-row>
        <table:table-row table:style-name="ro1">
          <table:table-cell office:value-type="string" calcext:value-type="string">
            <text:p>Booty Bass</text:p>
          </table:table-cell>
          <table:table-cell table:formula="of:=&quot;&lt;&lt; tr(&quot; &amp; CHAR(34) &amp; [.A26]&amp; CHAR(34) &amp; &quot;)&quot;" office:value-type="string" office:string-value="&lt;&lt; tr(&quot;Booty Bass&quot;)" calcext:value-type="string">
            <text:p>&lt;&lt; tr("Booty Bass")</text:p>
          </table:table-cell>
        </table:table-row>
        <table:table-row table:style-name="ro1">
          <table:table-cell office:value-type="string" calcext:value-type="string">
            <text:p>Breakbeat</text:p>
          </table:table-cell>
          <table:table-cell table:formula="of:=&quot;&lt;&lt; tr(&quot; &amp; CHAR(34) &amp; [.A27]&amp; CHAR(34) &amp; &quot;)&quot;" office:value-type="string" office:string-value="&lt;&lt; tr(&quot;Breakbeat&quot;)" calcext:value-type="string">
            <text:p>&lt;&lt; tr("Breakbeat")</text:p>
          </table:table-cell>
        </table:table-row>
        <table:table-row table:style-name="ro1">
          <table:table-cell office:value-type="string" calcext:value-type="string">
            <text:p>BritPop</text:p>
          </table:table-cell>
          <table:table-cell table:formula="of:=&quot;&lt;&lt; tr(&quot; &amp; CHAR(34) &amp; [.A28]&amp; CHAR(34) &amp; &quot;)&quot;" office:value-type="string" office:string-value="&lt;&lt; tr(&quot;BritPop&quot;)" calcext:value-type="string">
            <text:p>&lt;&lt; tr("BritPop")</text:p>
          </table:table-cell>
        </table:table-row>
        <table:table-row table:style-name="ro1">
          <table:table-cell office:value-type="string" calcext:value-type="string">
            <text:p>Cabaret</text:p>
          </table:table-cell>
          <table:table-cell table:formula="of:=&quot;&lt;&lt; tr(&quot; &amp; CHAR(34) &amp; [.A29]&amp; CHAR(34) &amp; &quot;)&quot;" office:value-type="string" office:string-value="&lt;&lt; tr(&quot;Cabaret&quot;)" calcext:value-type="string">
            <text:p>&lt;&lt; tr("Cabaret")</text:p>
          </table:table-cell>
        </table:table-row>
        <table:table-row table:style-name="ro1">
          <table:table-cell office:value-type="string" calcext:value-type="string">
            <text:p>Celtic</text:p>
          </table:table-cell>
          <table:table-cell table:formula="of:=&quot;&lt;&lt; tr(&quot; &amp; CHAR(34) &amp; [.A30]&amp; CHAR(34) &amp; &quot;)&quot;" office:value-type="string" office:string-value="&lt;&lt; tr(&quot;Celtic&quot;)" calcext:value-type="string">
            <text:p>&lt;&lt; tr("Celtic")</text:p>
          </table:table-cell>
        </table:table-row>
        <table:table-row table:style-name="ro1">
          <table:table-cell office:value-type="string" calcext:value-type="string">
            <text:p>Chamber Music</text:p>
          </table:table-cell>
          <table:table-cell table:formula="of:=&quot;&lt;&lt; tr(&quot; &amp; CHAR(34) &amp; [.A31]&amp; CHAR(34) &amp; &quot;)&quot;" office:value-type="string" office:string-value="&lt;&lt; tr(&quot;Chamber Music&quot;)" calcext:value-type="string">
            <text:p>&lt;&lt; tr("Chamber Music")</text:p>
          </table:table-cell>
        </table:table-row>
        <table:table-row table:style-name="ro1">
          <table:table-cell office:value-type="string" calcext:value-type="string">
            <text:p>Chanson</text:p>
          </table:table-cell>
          <table:table-cell table:formula="of:=&quot;&lt;&lt; tr(&quot; &amp; CHAR(34) &amp; [.A32]&amp; CHAR(34) &amp; &quot;)&quot;" office:value-type="string" office:string-value="&lt;&lt; tr(&quot;Chanson&quot;)" calcext:value-type="string">
            <text:p>&lt;&lt; tr("Chanson")</text:p>
          </table:table-cell>
        </table:table-row>
        <table:table-row table:style-name="ro1">
          <table:table-cell office:value-type="string" calcext:value-type="string">
            <text:p>Chillout</text:p>
          </table:table-cell>
          <table:table-cell table:formula="of:=&quot;&lt;&lt; tr(&quot; &amp; CHAR(34) &amp; [.A33]&amp; CHAR(34) &amp; &quot;)&quot;" office:value-type="string" office:string-value="&lt;&lt; tr(&quot;Chillout&quot;)" calcext:value-type="string">
            <text:p>&lt;&lt; tr("Chillout")</text:p>
          </table:table-cell>
        </table:table-row>
        <table:table-row table:style-name="ro1">
          <table:table-cell office:value-type="string" calcext:value-type="string">
            <text:p>Chorus</text:p>
          </table:table-cell>
          <table:table-cell table:formula="of:=&quot;&lt;&lt; tr(&quot; &amp; CHAR(34) &amp; [.A34]&amp; CHAR(34) &amp; &quot;)&quot;" office:value-type="string" office:string-value="&lt;&lt; tr(&quot;Chorus&quot;)" calcext:value-type="string">
            <text:p>&lt;&lt; tr("Chorus")</text:p>
          </table:table-cell>
        </table:table-row>
        <table:table-row table:style-name="ro1">
          <table:table-cell office:value-type="string" calcext:value-type="string">
            <text:p>Christian Gangsta Rap</text:p>
          </table:table-cell>
          <table:table-cell table:formula="of:=&quot;&lt;&lt; tr(&quot; &amp; CHAR(34) &amp; [.A35]&amp; CHAR(34) &amp; &quot;)&quot;" office:value-type="string" office:string-value="&lt;&lt; tr(&quot;Christian Gangsta Rap&quot;)" calcext:value-type="string">
            <text:p>&lt;&lt; tr("Christian Gangsta Rap")</text:p>
          </table:table-cell>
        </table:table-row>
        <table:table-row table:style-name="ro1">
          <table:table-cell office:value-type="string" calcext:value-type="string">
            <text:p>Christian Rap</text:p>
          </table:table-cell>
          <table:table-cell table:formula="of:=&quot;&lt;&lt; tr(&quot; &amp; CHAR(34) &amp; [.A36]&amp; CHAR(34) &amp; &quot;)&quot;" office:value-type="string" office:string-value="&lt;&lt; tr(&quot;Christian Rap&quot;)" calcext:value-type="string">
            <text:p>&lt;&lt; tr("Christian Rap")</text:p>
          </table:table-cell>
        </table:table-row>
        <table:table-row table:style-name="ro1">
          <table:table-cell office:value-type="string" calcext:value-type="string">
            <text:p>Christian Rock</text:p>
          </table:table-cell>
          <table:table-cell table:formula="of:=&quot;&lt;&lt; tr(&quot; &amp; CHAR(34) &amp; [.A37]&amp; CHAR(34) &amp; &quot;)&quot;" office:value-type="string" office:string-value="&lt;&lt; tr(&quot;Christian Rock&quot;)" calcext:value-type="string">
            <text:p>&lt;&lt; tr("Christian Rock")</text:p>
          </table:table-cell>
        </table:table-row>
        <table:table-row table:style-name="ro1">
          <table:table-cell office:value-type="string" calcext:value-type="string">
            <text:p>Classic Rock</text:p>
          </table:table-cell>
          <table:table-cell table:formula="of:=&quot;&lt;&lt; tr(&quot; &amp; CHAR(34) &amp; [.A38]&amp; CHAR(34) &amp; &quot;)&quot;" office:value-type="string" office:string-value="&lt;&lt; tr(&quot;Classic Rock&quot;)" calcext:value-type="string">
            <text:p>&lt;&lt; tr("Classic Rock")</text:p>
          </table:table-cell>
        </table:table-row>
        <table:table-row table:style-name="ro1">
          <table:table-cell office:value-type="string" calcext:value-type="string">
            <text:p>Classical</text:p>
          </table:table-cell>
          <table:table-cell table:formula="of:=&quot;&lt;&lt; tr(&quot; &amp; CHAR(34) &amp; [.A39]&amp; CHAR(34) &amp; &quot;)&quot;" office:value-type="string" office:string-value="&lt;&lt; tr(&quot;Classical&quot;)" calcext:value-type="string">
            <text:p>&lt;&lt; tr("Classical")</text:p>
          </table:table-cell>
        </table:table-row>
        <table:table-row table:style-name="ro1">
          <table:table-cell office:value-type="string" calcext:value-type="string">
            <text:p>Club</text:p>
          </table:table-cell>
          <table:table-cell table:formula="of:=&quot;&lt;&lt; tr(&quot; &amp; CHAR(34) &amp; [.A40]&amp; CHAR(34) &amp; &quot;)&quot;" office:value-type="string" office:string-value="&lt;&lt; tr(&quot;Club&quot;)" calcext:value-type="string">
            <text:p>&lt;&lt; tr("Club")</text:p>
          </table:table-cell>
        </table:table-row>
        <table:table-row table:style-name="ro1">
          <table:table-cell office:value-type="string" calcext:value-type="string">
            <text:p>Club-House</text:p>
          </table:table-cell>
          <table:table-cell table:formula="of:=&quot;&lt;&lt; tr(&quot; &amp; CHAR(34) &amp; [.A41]&amp; CHAR(34) &amp; &quot;)&quot;" office:value-type="string" office:string-value="&lt;&lt; tr(&quot;Club-House&quot;)" calcext:value-type="string">
            <text:p>&lt;&lt; tr("Club-House")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table:formula="of:=&quot;&lt;&lt; tr(&quot; &amp; CHAR(34) &amp; [.A42]&amp; CHAR(34) &amp; &quot;)&quot;" office:value-type="string" office:string-value="&lt;&lt; tr(&quot;Comedy&quot;)" calcext:value-type="string">
            <text:p>&lt;&lt; tr("Comedy")</text:p>
          </table:table-cell>
        </table:table-row>
        <table:table-row table:style-name="ro1">
          <table:table-cell office:value-type="string" calcext:value-type="string">
            <text:p>Contemporary Christian</text:p>
          </table:table-cell>
          <table:table-cell table:formula="of:=&quot;&lt;&lt; tr(&quot; &amp; CHAR(34) &amp; [.A43]&amp; CHAR(34) &amp; &quot;)&quot;" office:value-type="string" office:string-value="&lt;&lt; tr(&quot;Contemporary Christian&quot;)" calcext:value-type="string">
            <text:p>&lt;&lt; tr("Contemporary Christian")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table:formula="of:=&quot;&lt;&lt; tr(&quot; &amp; CHAR(34) &amp; [.A44]&amp; CHAR(34) &amp; &quot;)&quot;" office:value-type="string" office:string-value="&lt;&lt; tr(&quot;Country&quot;)" calcext:value-type="string">
            <text:p>&lt;&lt; tr("Country")</text:p>
          </table:table-cell>
        </table:table-row>
        <table:table-row table:style-name="ro1">
          <table:table-cell office:value-type="string" calcext:value-type="string">
            <text:p>Crossover</text:p>
          </table:table-cell>
          <table:table-cell table:formula="of:=&quot;&lt;&lt; tr(&quot; &amp; CHAR(34) &amp; [.A45]&amp; CHAR(34) &amp; &quot;)&quot;" office:value-type="string" office:string-value="&lt;&lt; tr(&quot;Crossover&quot;)" calcext:value-type="string">
            <text:p>&lt;&lt; tr("Crossover")</text:p>
          </table:table-cell>
        </table:table-row>
        <table:table-row table:style-name="ro1">
          <table:table-cell office:value-type="string" calcext:value-type="string">
            <text:p>Cult</text:p>
          </table:table-cell>
          <table:table-cell table:formula="of:=&quot;&lt;&lt; tr(&quot; &amp; CHAR(34) &amp; [.A46]&amp; CHAR(34) &amp; &quot;)&quot;" office:value-type="string" office:string-value="&lt;&lt; tr(&quot;Cult&quot;)" calcext:value-type="string">
            <text:p>&lt;&lt; tr("Cult")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table:formula="of:=&quot;&lt;&lt; tr(&quot; &amp; CHAR(34) &amp; [.A47]&amp; CHAR(34) &amp; &quot;)&quot;" office:value-type="string" office:string-value="&lt;&lt; tr(&quot;Dance&quot;)" calcext:value-type="string">
            <text:p>&lt;&lt; tr("Dance")</text:p>
          </table:table-cell>
        </table:table-row>
        <table:table-row table:style-name="ro1">
          <table:table-cell office:value-type="string" calcext:value-type="string">
            <text:p>Dance Hall</text:p>
          </table:table-cell>
          <table:table-cell table:formula="of:=&quot;&lt;&lt; tr(&quot; &amp; CHAR(34) &amp; [.A48]&amp; CHAR(34) &amp; &quot;)&quot;" office:value-type="string" office:string-value="&lt;&lt; tr(&quot;Dance Hall&quot;)" calcext:value-type="string">
            <text:p>&lt;&lt; tr("Dance Hall")</text:p>
          </table:table-cell>
        </table:table-row>
        <table:table-row table:style-name="ro1">
          <table:table-cell office:value-type="string" calcext:value-type="string">
            <text:p>Darkwave</text:p>
          </table:table-cell>
          <table:table-cell table:formula="of:=&quot;&lt;&lt; tr(&quot; &amp; CHAR(34) &amp; [.A49]&amp; CHAR(34) &amp; &quot;)&quot;" office:value-type="string" office:string-value="&lt;&lt; tr(&quot;Darkwave&quot;)" calcext:value-type="string">
            <text:p>&lt;&lt; tr("Darkwave")</text:p>
          </table:table-cell>
        </table:table-row>
        <table:table-row table:style-name="ro1">
          <table:table-cell office:value-type="string" calcext:value-type="string">
            <text:p>Death Metal</text:p>
          </table:table-cell>
          <table:table-cell table:formula="of:=&quot;&lt;&lt; tr(&quot; &amp; CHAR(34) &amp; [.A50]&amp; CHAR(34) &amp; &quot;)&quot;" office:value-type="string" office:string-value="&lt;&lt; tr(&quot;Death Metal&quot;)" calcext:value-type="string">
            <text:p>&lt;&lt; tr("Death Metal")</text:p>
          </table:table-cell>
        </table:table-row>
        <table:table-row table:style-name="ro1">
          <table:table-cell office:value-type="string" calcext:value-type="string">
            <text:p>Disco</text:p>
          </table:table-cell>
          <table:table-cell table:formula="of:=&quot;&lt;&lt; tr(&quot; &amp; CHAR(34) &amp; [.A51]&amp; CHAR(34) &amp; &quot;)&quot;" office:value-type="string" office:string-value="&lt;&lt; tr(&quot;Disco&quot;)" calcext:value-type="string">
            <text:p>&lt;&lt; tr("Disco")</text:p>
          </table:table-cell>
        </table:table-row>
        <table:table-row table:style-name="ro1">
          <table:table-cell office:value-type="string" calcext:value-type="string">
            <text:p>Downtempo</text:p>
          </table:table-cell>
          <table:table-cell table:formula="of:=&quot;&lt;&lt; tr(&quot; &amp; CHAR(34) &amp; [.A52]&amp; CHAR(34) &amp; &quot;)&quot;" office:value-type="string" office:string-value="&lt;&lt; tr(&quot;Downtempo&quot;)" calcext:value-type="string">
            <text:p>&lt;&lt; tr("Downtempo")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table:formula="of:=&quot;&lt;&lt; tr(&quot; &amp; CHAR(34) &amp; [.A53]&amp; CHAR(34) &amp; &quot;)&quot;" office:value-type="string" office:string-value="&lt;&lt; tr(&quot;Dream&quot;)" calcext:value-type="string">
            <text:p>&lt;&lt; tr("Dream")</text:p>
          </table:table-cell>
        </table:table-row>
        <table:table-row table:style-name="ro1">
          <table:table-cell office:value-type="string" calcext:value-type="string">
            <text:p>Drum &amp; Bass</text:p>
          </table:table-cell>
          <table:table-cell table:formula="of:=&quot;&lt;&lt; tr(&quot; &amp; CHAR(34) &amp; [.A54]&amp; CHAR(34) &amp; &quot;)&quot;" office:value-type="string" office:string-value="&lt;&lt; tr(&quot;Drum &amp; Bass&quot;)" calcext:value-type="string">
            <text:p>&lt;&lt; tr("Drum &amp; Bass")</text:p>
          </table:table-cell>
        </table:table-row>
        <table:table-row table:style-name="ro1">
          <table:table-cell office:value-type="string" calcext:value-type="string">
            <text:p>Drum Solo</text:p>
          </table:table-cell>
          <table:table-cell table:formula="of:=&quot;&lt;&lt; tr(&quot; &amp; CHAR(34) &amp; [.A55]&amp; CHAR(34) &amp; &quot;)&quot;" office:value-type="string" office:string-value="&lt;&lt; tr(&quot;Drum Solo&quot;)" calcext:value-type="string">
            <text:p>&lt;&lt; tr("Drum Solo")</text:p>
          </table:table-cell>
        </table:table-row>
        <table:table-row table:style-name="ro1">
          <table:table-cell office:value-type="string" calcext:value-type="string">
            <text:p>Dub</text:p>
          </table:table-cell>
          <table:table-cell table:formula="of:=&quot;&lt;&lt; tr(&quot; &amp; CHAR(34) &amp; [.A56]&amp; CHAR(34) &amp; &quot;)&quot;" office:value-type="string" office:string-value="&lt;&lt; tr(&quot;Dub&quot;)" calcext:value-type="string">
            <text:p>&lt;&lt; tr("Dub")</text:p>
          </table:table-cell>
        </table:table-row>
        <table:table-row table:style-name="ro1">
          <table:table-cell office:value-type="string" calcext:value-type="string">
            <text:p>Dubstep</text:p>
          </table:table-cell>
          <table:table-cell table:formula="of:=&quot;&lt;&lt; tr(&quot; &amp; CHAR(34) &amp; [.A57]&amp; CHAR(34) &amp; &quot;)&quot;" office:value-type="string" office:string-value="&lt;&lt; tr(&quot;Dubstep&quot;)" calcext:value-type="string">
            <text:p>&lt;&lt; tr("Dubstep")</text:p>
          </table:table-cell>
        </table:table-row>
        <table:table-row table:style-name="ro1">
          <table:table-cell office:value-type="string" calcext:value-type="string">
            <text:p>Duet</text:p>
          </table:table-cell>
          <table:table-cell table:formula="of:=&quot;&lt;&lt; tr(&quot; &amp; CHAR(34) &amp; [.A58]&amp; CHAR(34) &amp; &quot;)&quot;" office:value-type="string" office:string-value="&lt;&lt; tr(&quot;Duet&quot;)" calcext:value-type="string">
            <text:p>&lt;&lt; tr("Duet")</text:p>
          </table:table-cell>
        </table:table-row>
        <table:table-row table:style-name="ro1">
          <table:table-cell office:value-type="string" calcext:value-type="string">
            <text:p>Easy Listening</text:p>
          </table:table-cell>
          <table:table-cell table:formula="of:=&quot;&lt;&lt; tr(&quot; &amp; CHAR(34) &amp; [.A59]&amp; CHAR(34) &amp; &quot;)&quot;" office:value-type="string" office:string-value="&lt;&lt; tr(&quot;Easy Listening&quot;)" calcext:value-type="string">
            <text:p>&lt;&lt; tr("Easy Listening")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table:formula="of:=&quot;&lt;&lt; tr(&quot; &amp; CHAR(34) &amp; [.A60]&amp; CHAR(34) &amp; &quot;)&quot;" office:value-type="string" office:string-value="&lt;&lt; tr(&quot;EBM&quot;)" calcext:value-type="string">
            <text:p>&lt;&lt; tr("EBM")</text:p>
          </table:table-cell>
        </table:table-row>
        <table:table-row table:style-name="ro1">
          <table:table-cell office:value-type="string" calcext:value-type="string">
            <text:p>Eclectic</text:p>
          </table:table-cell>
          <table:table-cell table:formula="of:=&quot;&lt;&lt; tr(&quot; &amp; CHAR(34) &amp; [.A61]&amp; CHAR(34) &amp; &quot;)&quot;" office:value-type="string" office:string-value="&lt;&lt; tr(&quot;Eclectic&quot;)" calcext:value-type="string">
            <text:p>&lt;&lt; tr("Eclectic")</text:p>
          </table:table-cell>
        </table:table-row>
        <table:table-row table:style-name="ro1">
          <table:table-cell office:value-type="string" calcext:value-type="string">
            <text:p>Electro</text:p>
          </table:table-cell>
          <table:table-cell table:formula="of:=&quot;&lt;&lt; tr(&quot; &amp; CHAR(34) &amp; [.A62]&amp; CHAR(34) &amp; &quot;)&quot;" office:value-type="string" office:string-value="&lt;&lt; tr(&quot;Electro&quot;)" calcext:value-type="string">
            <text:p>&lt;&lt; tr("Electro")</text:p>
          </table:table-cell>
        </table:table-row>
        <table:table-row table:style-name="ro1">
          <table:table-cell office:value-type="string" calcext:value-type="string">
            <text:p>Electroclash</text:p>
          </table:table-cell>
          <table:table-cell table:formula="of:=&quot;&lt;&lt; tr(&quot; &amp; CHAR(34) &amp; [.A63]&amp; CHAR(34) &amp; &quot;)&quot;" office:value-type="string" office:string-value="&lt;&lt; tr(&quot;Electroclash&quot;)" calcext:value-type="string">
            <text:p>&lt;&lt; tr("Electroclash")</text:p>
          </table:table-cell>
        </table:table-row>
        <table:table-row table:style-name="ro1">
          <table:table-cell office:value-type="string" calcext:value-type="string">
            <text:p>Electronic</text:p>
          </table:table-cell>
          <table:table-cell table:formula="of:=&quot;&lt;&lt; tr(&quot; &amp; CHAR(34) &amp; [.A64]&amp; CHAR(34) &amp; &quot;)&quot;" office:value-type="string" office:string-value="&lt;&lt; tr(&quot;Electronic&quot;)" calcext:value-type="string">
            <text:p>&lt;&lt; tr("Electronic")</text:p>
          </table:table-cell>
        </table:table-row>
        <table:table-row table:style-name="ro1">
          <table:table-cell office:value-type="string" calcext:value-type="string">
            <text:p>Emo</text:p>
          </table:table-cell>
          <table:table-cell table:formula="of:=&quot;&lt;&lt; tr(&quot; &amp; CHAR(34) &amp; [.A65]&amp; CHAR(34) &amp; &quot;)&quot;" office:value-type="string" office:string-value="&lt;&lt; tr(&quot;Emo&quot;)" calcext:value-type="string">
            <text:p>&lt;&lt; tr("Emo")</text:p>
          </table:table-cell>
        </table:table-row>
        <table:table-row table:style-name="ro1">
          <table:table-cell office:value-type="string" calcext:value-type="string">
            <text:p>Ethnic</text:p>
          </table:table-cell>
          <table:table-cell table:formula="of:=&quot;&lt;&lt; tr(&quot; &amp; CHAR(34) &amp; [.A66]&amp; CHAR(34) &amp; &quot;)&quot;" office:value-type="string" office:string-value="&lt;&lt; tr(&quot;Ethnic&quot;)" calcext:value-type="string">
            <text:p>&lt;&lt; tr("Ethnic")</text:p>
          </table:table-cell>
        </table:table-row>
        <table:table-row table:style-name="ro1">
          <table:table-cell office:value-type="string" calcext:value-type="string">
            <text:p>Euro-House</text:p>
          </table:table-cell>
          <table:table-cell table:formula="of:=&quot;&lt;&lt; tr(&quot; &amp; CHAR(34) &amp; [.A67]&amp; CHAR(34) &amp; &quot;)&quot;" office:value-type="string" office:string-value="&lt;&lt; tr(&quot;Euro-House&quot;)" calcext:value-type="string">
            <text:p>&lt;&lt; tr("Euro-House")</text:p>
          </table:table-cell>
        </table:table-row>
        <table:table-row table:style-name="ro1">
          <table:table-cell office:value-type="string" calcext:value-type="string">
            <text:p>Euro-Techno</text:p>
          </table:table-cell>
          <table:table-cell table:formula="of:=&quot;&lt;&lt; tr(&quot; &amp; CHAR(34) &amp; [.A68]&amp; CHAR(34) &amp; &quot;)&quot;" office:value-type="string" office:string-value="&lt;&lt; tr(&quot;Euro-Techno&quot;)" calcext:value-type="string">
            <text:p>&lt;&lt; tr("Euro-Techno")</text:p>
          </table:table-cell>
        </table:table-row>
        <table:table-row table:style-name="ro1">
          <table:table-cell office:value-type="string" calcext:value-type="string">
            <text:p>Eurodance</text:p>
          </table:table-cell>
          <table:table-cell table:formula="of:=&quot;&lt;&lt; tr(&quot; &amp; CHAR(34) &amp; [.A69]&amp; CHAR(34) &amp; &quot;)&quot;" office:value-type="string" office:string-value="&lt;&lt; tr(&quot;Eurodance&quot;)" calcext:value-type="string">
            <text:p>&lt;&lt; tr("Eurodance")</text:p>
          </table:table-cell>
        </table:table-row>
        <table:table-row table:style-name="ro1">
          <table:table-cell office:value-type="string" calcext:value-type="string">
            <text:p>Experimental</text:p>
          </table:table-cell>
          <table:table-cell table:formula="of:=&quot;&lt;&lt; tr(&quot; &amp; CHAR(34) &amp; [.A70]&amp; CHAR(34) &amp; &quot;)&quot;" office:value-type="string" office:string-value="&lt;&lt; tr(&quot;Experimental&quot;)" calcext:value-type="string">
            <text:p>&lt;&lt; tr("Experimental")</text:p>
          </table:table-cell>
        </table:table-row>
        <table:table-row table:style-name="ro1">
          <table:table-cell office:value-type="string" calcext:value-type="string">
            <text:p>Fast Fusion</text:p>
          </table:table-cell>
          <table:table-cell table:formula="of:=&quot;&lt;&lt; tr(&quot; &amp; CHAR(34) &amp; [.A71]&amp; CHAR(34) &amp; &quot;)&quot;" office:value-type="string" office:string-value="&lt;&lt; tr(&quot;Fast Fusion&quot;)" calcext:value-type="string">
            <text:p>&lt;&lt; tr("Fast Fusion")</text:p>
          </table:table-cell>
        </table:table-row>
        <table:table-row table:style-name="ro1">
          <table:table-cell office:value-type="string" calcext:value-type="string">
            <text:p>Folk</text:p>
          </table:table-cell>
          <table:table-cell table:formula="of:=&quot;&lt;&lt; tr(&quot; &amp; CHAR(34) &amp; [.A72]&amp; CHAR(34) &amp; &quot;)&quot;" office:value-type="string" office:string-value="&lt;&lt; tr(&quot;Folk&quot;)" calcext:value-type="string">
            <text:p>&lt;&lt; tr("Folk")</text:p>
          </table:table-cell>
        </table:table-row>
        <table:table-row table:style-name="ro1">
          <table:table-cell office:value-type="string" calcext:value-type="string">
            <text:p>Folk-Rock</text:p>
          </table:table-cell>
          <table:table-cell table:formula="of:=&quot;&lt;&lt; tr(&quot; &amp; CHAR(34) &amp; [.A73]&amp; CHAR(34) &amp; &quot;)&quot;" office:value-type="string" office:string-value="&lt;&lt; tr(&quot;Folk-Rock&quot;)" calcext:value-type="string">
            <text:p>&lt;&lt; tr("Folk-Rock")</text:p>
          </table:table-cell>
        </table:table-row>
        <table:table-row table:style-name="ro1">
          <table:table-cell office:value-type="string" calcext:value-type="string">
            <text:p>Folklore</text:p>
          </table:table-cell>
          <table:table-cell table:formula="of:=&quot;&lt;&lt; tr(&quot; &amp; CHAR(34) &amp; [.A74]&amp; CHAR(34) &amp; &quot;)&quot;" office:value-type="string" office:string-value="&lt;&lt; tr(&quot;Folklore&quot;)" calcext:value-type="string">
            <text:p>&lt;&lt; tr("Folklore")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table:formula="of:=&quot;&lt;&lt; tr(&quot; &amp; CHAR(34) &amp; [.A75]&amp; CHAR(34) &amp; &quot;)&quot;" office:value-type="string" office:string-value="&lt;&lt; tr(&quot;Freestyle&quot;)" calcext:value-type="string">
            <text:p>&lt;&lt; tr("Freestyle")</text:p>
          </table:table-cell>
        </table:table-row>
        <table:table-row table:style-name="ro1">
          <table:table-cell office:value-type="string" calcext:value-type="string">
            <text:p>Funk</text:p>
          </table:table-cell>
          <table:table-cell table:formula="of:=&quot;&lt;&lt; tr(&quot; &amp; CHAR(34) &amp; [.A76]&amp; CHAR(34) &amp; &quot;)&quot;" office:value-type="string" office:string-value="&lt;&lt; tr(&quot;Funk&quot;)" calcext:value-type="string">
            <text:p>&lt;&lt; tr("Funk")</text:p>
          </table:table-cell>
        </table:table-row>
        <table:table-row table:style-name="ro1">
          <table:table-cell office:value-type="string" calcext:value-type="string">
            <text:p>Fusion</text:p>
          </table:table-cell>
          <table:table-cell table:formula="of:=&quot;&lt;&lt; tr(&quot; &amp; CHAR(34) &amp; [.A77]&amp; CHAR(34) &amp; &quot;)&quot;" office:value-type="string" office:string-value="&lt;&lt; tr(&quot;Fusion&quot;)" calcext:value-type="string">
            <text:p>&lt;&lt; tr("Fusion")</text:p>
          </table:table-cell>
        </table:table-row>
        <table:table-row table:style-name="ro1">
          <table:table-cell office:value-type="string" calcext:value-type="string">
            <text:p>G-Funk</text:p>
          </table:table-cell>
          <table:table-cell table:formula="of:=&quot;&lt;&lt; tr(&quot; &amp; CHAR(34) &amp; [.A78]&amp; CHAR(34) &amp; &quot;)&quot;" office:value-type="string" office:string-value="&lt;&lt; tr(&quot;G-Funk&quot;)" calcext:value-type="string">
            <text:p>&lt;&lt; tr("G-Funk")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table:formula="of:=&quot;&lt;&lt; tr(&quot; &amp; CHAR(34) &amp; [.A79]&amp; CHAR(34) &amp; &quot;)&quot;" office:value-type="string" office:string-value="&lt;&lt; tr(&quot;Game&quot;)" calcext:value-type="string">
            <text:p>&lt;&lt; tr("Game")</text:p>
          </table:table-cell>
        </table:table-row>
        <table:table-row table:style-name="ro1">
          <table:table-cell office:value-type="string" calcext:value-type="string">
            <text:p>Gangsta</text:p>
          </table:table-cell>
          <table:table-cell table:formula="of:=&quot;&lt;&lt; tr(&quot; &amp; CHAR(34) &amp; [.A80]&amp; CHAR(34) &amp; &quot;)&quot;" office:value-type="string" office:string-value="&lt;&lt; tr(&quot;Gangsta&quot;)" calcext:value-type="string">
            <text:p>&lt;&lt; tr("Gangsta")</text:p>
          </table:table-cell>
        </table:table-row>
        <table:table-row table:style-name="ro1">
          <table:table-cell office:value-type="string" calcext:value-type="string">
            <text:p>Garage</text:p>
          </table:table-cell>
          <table:table-cell table:formula="of:=&quot;&lt;&lt; tr(&quot; &amp; CHAR(34) &amp; [.A81]&amp; CHAR(34) &amp; &quot;)&quot;" office:value-type="string" office:string-value="&lt;&lt; tr(&quot;Garage&quot;)" calcext:value-type="string">
            <text:p>&lt;&lt; tr("Garage")</text:p>
          </table:table-cell>
        </table:table-row>
        <table:table-row table:style-name="ro1">
          <table:table-cell office:value-type="string" calcext:value-type="string">
            <text:p>Garage Rock</text:p>
          </table:table-cell>
          <table:table-cell table:formula="of:=&quot;&lt;&lt; tr(&quot; &amp; CHAR(34) &amp; [.A82]&amp; CHAR(34) &amp; &quot;)&quot;" office:value-type="string" office:string-value="&lt;&lt; tr(&quot;Garage Rock&quot;)" calcext:value-type="string">
            <text:p>&lt;&lt; tr("Garage Rock")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formula="of:=&quot;&lt;&lt; tr(&quot; &amp; CHAR(34) &amp; [.A83]&amp; CHAR(34) &amp; &quot;)&quot;" office:value-type="string" office:string-value="&lt;&lt; tr(&quot;Global&quot;)" calcext:value-type="string">
            <text:p>&lt;&lt; tr("Global")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table:formula="of:=&quot;&lt;&lt; tr(&quot; &amp; CHAR(34) &amp; [.A84]&amp; CHAR(34) &amp; &quot;)&quot;" office:value-type="string" office:string-value="&lt;&lt; tr(&quot;Goa&quot;)" calcext:value-type="string">
            <text:p>&lt;&lt; tr("Goa")</text:p>
          </table:table-cell>
        </table:table-row>
        <table:table-row table:style-name="ro1">
          <table:table-cell office:value-type="string" calcext:value-type="string">
            <text:p>Gospel</text:p>
          </table:table-cell>
          <table:table-cell table:formula="of:=&quot;&lt;&lt; tr(&quot; &amp; CHAR(34) &amp; [.A85]&amp; CHAR(34) &amp; &quot;)&quot;" office:value-type="string" office:string-value="&lt;&lt; tr(&quot;Gospel&quot;)" calcext:value-type="string">
            <text:p>&lt;&lt; tr("Gospel")</text:p>
          </table:table-cell>
        </table:table-row>
        <table:table-row table:style-name="ro1">
          <table:table-cell office:value-type="string" calcext:value-type="string">
            <text:p>Gothic</text:p>
          </table:table-cell>
          <table:table-cell table:formula="of:=&quot;&lt;&lt; tr(&quot; &amp; CHAR(34) &amp; [.A86]&amp; CHAR(34) &amp; &quot;)&quot;" office:value-type="string" office:string-value="&lt;&lt; tr(&quot;Gothic&quot;)" calcext:value-type="string">
            <text:p>&lt;&lt; tr("Gothic")</text:p>
          </table:table-cell>
        </table:table-row>
        <table:table-row table:style-name="ro1">
          <table:table-cell office:value-type="string" calcext:value-type="string">
            <text:p>Gothic Rock</text:p>
          </table:table-cell>
          <table:table-cell table:formula="of:=&quot;&lt;&lt; tr(&quot; &amp; CHAR(34) &amp; [.A87]&amp; CHAR(34) &amp; &quot;)&quot;" office:value-type="string" office:string-value="&lt;&lt; tr(&quot;Gothic Rock&quot;)" calcext:value-type="string">
            <text:p>&lt;&lt; tr("Gothic Rock")</text:p>
          </table:table-cell>
        </table:table-row>
        <table:table-row table:style-name="ro1">
          <table:table-cell office:value-type="string" calcext:value-type="string">
            <text:p>Grunge</text:p>
          </table:table-cell>
          <table:table-cell table:formula="of:=&quot;&lt;&lt; tr(&quot; &amp; CHAR(34) &amp; [.A88]&amp; CHAR(34) &amp; &quot;)&quot;" office:value-type="string" office:string-value="&lt;&lt; tr(&quot;Grunge&quot;)" calcext:value-type="string">
            <text:p>&lt;&lt; tr("Grunge")</text:p>
          </table:table-cell>
        </table:table-row>
        <table:table-row table:style-name="ro1">
          <table:table-cell office:value-type="string" calcext:value-type="string">
            <text:p>Hard Rock</text:p>
          </table:table-cell>
          <table:table-cell table:formula="of:=&quot;&lt;&lt; tr(&quot; &amp; CHAR(34) &amp; [.A89]&amp; CHAR(34) &amp; &quot;)&quot;" office:value-type="string" office:string-value="&lt;&lt; tr(&quot;Hard Rock&quot;)" calcext:value-type="string">
            <text:p>&lt;&lt; tr("Hard Rock")</text:p>
          </table:table-cell>
        </table:table-row>
        <table:table-row table:style-name="ro1">
          <table:table-cell office:value-type="string" calcext:value-type="string">
            <text:p>Hardcore Techno</text:p>
          </table:table-cell>
          <table:table-cell table:formula="of:=&quot;&lt;&lt; tr(&quot; &amp; CHAR(34) &amp; [.A90]&amp; CHAR(34) &amp; &quot;)&quot;" office:value-type="string" office:string-value="&lt;&lt; tr(&quot;Hardcore Techno&quot;)" calcext:value-type="string">
            <text:p>&lt;&lt; tr("Hardcore Techno")</text:p>
          </table:table-cell>
        </table:table-row>
        <table:table-row table:style-name="ro1">
          <table:table-cell office:value-type="string" calcext:value-type="string">
            <text:p>Heavy Metal</text:p>
          </table:table-cell>
          <table:table-cell table:formula="of:=&quot;&lt;&lt; tr(&quot; &amp; CHAR(34) &amp; [.A91]&amp; CHAR(34) &amp; &quot;)&quot;" office:value-type="string" office:string-value="&lt;&lt; tr(&quot;Heavy Metal&quot;)" calcext:value-type="string">
            <text:p>&lt;&lt; tr("Heavy Metal")</text:p>
          </table:table-cell>
        </table:table-row>
        <table:table-row table:style-name="ro1">
          <table:table-cell office:value-type="string" calcext:value-type="string">
            <text:p>Hip-Hop</text:p>
          </table:table-cell>
          <table:table-cell table:formula="of:=&quot;&lt;&lt; tr(&quot; &amp; CHAR(34) &amp; [.A92]&amp; CHAR(34) &amp; &quot;)&quot;" office:value-type="string" office:string-value="&lt;&lt; tr(&quot;Hip-Hop&quot;)" calcext:value-type="string">
            <text:p>&lt;&lt; tr("Hip-Hop")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&quot;&lt;&lt; tr(&quot; &amp; CHAR(34) &amp; [.A93]&amp; CHAR(34) &amp; &quot;)&quot;" office:value-type="string" office:string-value="&lt;&lt; tr(&quot;House&quot;)" calcext:value-type="string">
            <text:p>&lt;&lt; tr("House")</text:p>
          </table:table-cell>
        </table:table-row>
        <table:table-row table:style-name="ro1">
          <table:table-cell office:value-type="string" calcext:value-type="string">
            <text:p>Humour</text:p>
          </table:table-cell>
          <table:table-cell table:formula="of:=&quot;&lt;&lt; tr(&quot; &amp; CHAR(34) &amp; [.A94]&amp; CHAR(34) &amp; &quot;)&quot;" office:value-type="string" office:string-value="&lt;&lt; tr(&quot;Humour&quot;)" calcext:value-type="string">
            <text:p>&lt;&lt; tr("Humour")</text:p>
          </table:table-cell>
        </table:table-row>
        <table:table-row table:style-name="ro1">
          <table:table-cell office:value-type="string" calcext:value-type="string">
            <text:p>IDM</text:p>
          </table:table-cell>
          <table:table-cell table:formula="of:=&quot;&lt;&lt; tr(&quot; &amp; CHAR(34) &amp; [.A95]&amp; CHAR(34) &amp; &quot;)&quot;" office:value-type="string" office:string-value="&lt;&lt; tr(&quot;IDM&quot;)" calcext:value-type="string">
            <text:p>&lt;&lt; tr("IDM")</text:p>
          </table:table-cell>
        </table:table-row>
        <table:table-row table:style-name="ro1">
          <table:table-cell office:value-type="string" calcext:value-type="string">
            <text:p>Illbient</text:p>
          </table:table-cell>
          <table:table-cell table:formula="of:=&quot;&lt;&lt; tr(&quot; &amp; CHAR(34) &amp; [.A96]&amp; CHAR(34) &amp; &quot;)&quot;" office:value-type="string" office:string-value="&lt;&lt; tr(&quot;Illbient&quot;)" calcext:value-type="string">
            <text:p>&lt;&lt; tr("Illbient")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table:formula="of:=&quot;&lt;&lt; tr(&quot; &amp; CHAR(34) &amp; [.A97]&amp; CHAR(34) &amp; &quot;)&quot;" office:value-type="string" office:string-value="&lt;&lt; tr(&quot;Indie&quot;)" calcext:value-type="string">
            <text:p>&lt;&lt; tr("Indie")</text:p>
          </table:table-cell>
        </table:table-row>
        <table:table-row table:style-name="ro1">
          <table:table-cell office:value-type="string" calcext:value-type="string">
            <text:p>Indie Rock</text:p>
          </table:table-cell>
          <table:table-cell table:formula="of:=&quot;&lt;&lt; tr(&quot; &amp; CHAR(34) &amp; [.A98]&amp; CHAR(34) &amp; &quot;)&quot;" office:value-type="string" office:string-value="&lt;&lt; tr(&quot;Indie Rock&quot;)" calcext:value-type="string">
            <text:p>&lt;&lt; tr("Indie Rock")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table:formula="of:=&quot;&lt;&lt; tr(&quot; &amp; CHAR(34) &amp; [.A99]&amp; CHAR(34) &amp; &quot;)&quot;" office:value-type="string" office:string-value="&lt;&lt; tr(&quot;Industrial&quot;)" calcext:value-type="string">
            <text:p>&lt;&lt; tr("Industrial")</text:p>
          </table:table-cell>
        </table:table-row>
        <table:table-row table:style-name="ro1">
          <table:table-cell office:value-type="string" calcext:value-type="string">
            <text:p>Industro-Goth</text:p>
          </table:table-cell>
          <table:table-cell table:formula="of:=&quot;&lt;&lt; tr(&quot; &amp; CHAR(34) &amp; [.A100]&amp; CHAR(34) &amp; &quot;)&quot;" office:value-type="string" office:string-value="&lt;&lt; tr(&quot;Industro-Goth&quot;)" calcext:value-type="string">
            <text:p>&lt;&lt; tr("Industro-Goth")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table:formula="of:=&quot;&lt;&lt; tr(&quot; &amp; CHAR(34) &amp; [.A101]&amp; CHAR(34) &amp; &quot;)&quot;" office:value-type="string" office:string-value="&lt;&lt; tr(&quot;Instrumental&quot;)" calcext:value-type="string">
            <text:p>&lt;&lt; tr("Instrumental")</text:p>
          </table:table-cell>
        </table:table-row>
        <table:table-row table:style-name="ro1">
          <table:table-cell office:value-type="string" calcext:value-type="string">
            <text:p>Instrumental Pop</text:p>
          </table:table-cell>
          <table:table-cell table:formula="of:=&quot;&lt;&lt; tr(&quot; &amp; CHAR(34) &amp; [.A102]&amp; CHAR(34) &amp; &quot;)&quot;" office:value-type="string" office:string-value="&lt;&lt; tr(&quot;Instrumental Pop&quot;)" calcext:value-type="string">
            <text:p>&lt;&lt; tr("Instrumental Pop")</text:p>
          </table:table-cell>
        </table:table-row>
        <table:table-row table:style-name="ro1">
          <table:table-cell office:value-type="string" calcext:value-type="string">
            <text:p>Instrumental Rock</text:p>
          </table:table-cell>
          <table:table-cell table:formula="of:=&quot;&lt;&lt; tr(&quot; &amp; CHAR(34) &amp; [.A103]&amp; CHAR(34) &amp; &quot;)&quot;" office:value-type="string" office:string-value="&lt;&lt; tr(&quot;Instrumental Rock&quot;)" calcext:value-type="string">
            <text:p>&lt;&lt; tr("Instrumental Rock")</text:p>
          </table:table-cell>
        </table:table-row>
        <table:table-row table:style-name="ro1">
          <table:table-cell office:value-type="string" calcext:value-type="string">
            <text:p>Jam Band</text:p>
          </table:table-cell>
          <table:table-cell table:formula="of:=&quot;&lt;&lt; tr(&quot; &amp; CHAR(34) &amp; [.A104]&amp; CHAR(34) &amp; &quot;)&quot;" office:value-type="string" office:string-value="&lt;&lt; tr(&quot;Jam Band&quot;)" calcext:value-type="string">
            <text:p>&lt;&lt; tr("Jam Band")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table:formula="of:=&quot;&lt;&lt; tr(&quot; &amp; CHAR(34) &amp; [.A105]&amp; CHAR(34) &amp; &quot;)&quot;" office:value-type="string" office:string-value="&lt;&lt; tr(&quot;Jazz&quot;)" calcext:value-type="string">
            <text:p>&lt;&lt; tr("Jazz")</text:p>
          </table:table-cell>
        </table:table-row>
        <table:table-row table:style-name="ro1">
          <table:table-cell office:value-type="string" calcext:value-type="string">
            <text:p>Jazz &amp; Funk</text:p>
          </table:table-cell>
          <table:table-cell table:formula="of:=&quot;&lt;&lt; tr(&quot; &amp; CHAR(34) &amp; [.A106]&amp; CHAR(34) &amp; &quot;)&quot;" office:value-type="string" office:string-value="&lt;&lt; tr(&quot;Jazz &amp; Funk&quot;)" calcext:value-type="string">
            <text:p>&lt;&lt; tr("Jazz &amp; Funk")</text:p>
          </table:table-cell>
        </table:table-row>
        <table:table-row table:style-name="ro1">
          <table:table-cell office:value-type="string" calcext:value-type="string">
            <text:p>Jpop</text:p>
          </table:table-cell>
          <table:table-cell table:formula="of:=&quot;&lt;&lt; tr(&quot; &amp; CHAR(34) &amp; [.A107]&amp; CHAR(34) &amp; &quot;)&quot;" office:value-type="string" office:string-value="&lt;&lt; tr(&quot;Jpop&quot;)" calcext:value-type="string">
            <text:p>&lt;&lt; tr("Jpop")</text:p>
          </table:table-cell>
        </table:table-row>
        <table:table-row table:style-name="ro1">
          <table:table-cell office:value-type="string" calcext:value-type="string">
            <text:p>Jungle</text:p>
          </table:table-cell>
          <table:table-cell table:formula="of:=&quot;&lt;&lt; tr(&quot; &amp; CHAR(34) &amp; [.A108]&amp; CHAR(34) &amp; &quot;)&quot;" office:value-type="string" office:string-value="&lt;&lt; tr(&quot;Jungle&quot;)" calcext:value-type="string">
            <text:p>&lt;&lt; tr("Jungle")</text:p>
          </table:table-cell>
        </table:table-row>
        <table:table-row table:style-name="ro1">
          <table:table-cell office:value-type="string" calcext:value-type="string">
            <text:p>Krautrock</text:p>
          </table:table-cell>
          <table:table-cell table:formula="of:=&quot;&lt;&lt; tr(&quot; &amp; CHAR(34) &amp; [.A109]&amp; CHAR(34) &amp; &quot;)&quot;" office:value-type="string" office:string-value="&lt;&lt; tr(&quot;Krautrock&quot;)" calcext:value-type="string">
            <text:p>&lt;&lt; tr("Krautrock")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table:formula="of:=&quot;&lt;&lt; tr(&quot; &amp; CHAR(34) &amp; [.A110]&amp; CHAR(34) &amp; &quot;)&quot;" office:value-type="string" office:string-value="&lt;&lt; tr(&quot;Latin&quot;)" calcext:value-type="string">
            <text:p>&lt;&lt; tr("Latin")</text:p>
          </table:table-cell>
        </table:table-row>
        <table:table-row table:style-name="ro1">
          <table:table-cell office:value-type="string" calcext:value-type="string">
            <text:p>Leftfield</text:p>
          </table:table-cell>
          <table:table-cell table:formula="of:=&quot;&lt;&lt; tr(&quot; &amp; CHAR(34) &amp; [.A111]&amp; CHAR(34) &amp; &quot;)&quot;" office:value-type="string" office:string-value="&lt;&lt; tr(&quot;Leftfield&quot;)" calcext:value-type="string">
            <text:p>&lt;&lt; tr("Leftfield")</text:p>
          </table:table-cell>
        </table:table-row>
        <table:table-row table:style-name="ro1">
          <table:table-cell office:value-type="string" calcext:value-type="string">
            <text:p>Lo-Fi</text:p>
          </table:table-cell>
          <table:table-cell table:formula="of:=&quot;&lt;&lt; tr(&quot; &amp; CHAR(34) &amp; [.A112]&amp; CHAR(34) &amp; &quot;)&quot;" office:value-type="string" office:string-value="&lt;&lt; tr(&quot;Lo-Fi&quot;)" calcext:value-type="string">
            <text:p>&lt;&lt; tr("Lo-Fi")</text:p>
          </table:table-cell>
        </table:table-row>
        <table:table-row table:style-name="ro1">
          <table:table-cell office:value-type="string" calcext:value-type="string">
            <text:p>Lounge</text:p>
          </table:table-cell>
          <table:table-cell table:formula="of:=&quot;&lt;&lt; tr(&quot; &amp; CHAR(34) &amp; [.A113]&amp; CHAR(34) &amp; &quot;)&quot;" office:value-type="string" office:string-value="&lt;&lt; tr(&quot;Lounge&quot;)" calcext:value-type="string">
            <text:p>&lt;&lt; tr("Lounge")</text:p>
          </table:table-cell>
        </table:table-row>
        <table:table-row table:style-name="ro1">
          <table:table-cell office:value-type="string" calcext:value-type="string">
            <text:p>Math Rock</text:p>
          </table:table-cell>
          <table:table-cell table:formula="of:=&quot;&lt;&lt; tr(&quot; &amp; CHAR(34) &amp; [.A114]&amp; CHAR(34) &amp; &quot;)&quot;" office:value-type="string" office:string-value="&lt;&lt; tr(&quot;Math Rock&quot;)" calcext:value-type="string">
            <text:p>&lt;&lt; tr("Math Rock")</text:p>
          </table:table-cell>
        </table:table-row>
        <table:table-row table:style-name="ro1">
          <table:table-cell office:value-type="string" calcext:value-type="string">
            <text:p>Meditative</text:p>
          </table:table-cell>
          <table:table-cell table:formula="of:=&quot;&lt;&lt; tr(&quot; &amp; CHAR(34) &amp; [.A115]&amp; CHAR(34) &amp; &quot;)&quot;" office:value-type="string" office:string-value="&lt;&lt; tr(&quot;Meditative&quot;)" calcext:value-type="string">
            <text:p>&lt;&lt; tr("Meditative")</text:p>
          </table:table-cell>
        </table:table-row>
        <table:table-row table:style-name="ro1">
          <table:table-cell office:value-type="string" calcext:value-type="string">
            <text:p>Merengue</text:p>
          </table:table-cell>
          <table:table-cell table:formula="of:=&quot;&lt;&lt; tr(&quot; &amp; CHAR(34) &amp; [.A116]&amp; CHAR(34) &amp; &quot;)&quot;" office:value-type="string" office:string-value="&lt;&lt; tr(&quot;Merengue&quot;)" calcext:value-type="string">
            <text:p>&lt;&lt; tr("Merengue")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table:formula="of:=&quot;&lt;&lt; tr(&quot; &amp; CHAR(34) &amp; [.A117]&amp; CHAR(34) &amp; &quot;)&quot;" office:value-type="string" office:string-value="&lt;&lt; tr(&quot;Metal&quot;)" calcext:value-type="string">
            <text:p>&lt;&lt; tr("Metal")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table:formula="of:=&quot;&lt;&lt; tr(&quot; &amp; CHAR(34) &amp; [.A118]&amp; CHAR(34) &amp; &quot;)&quot;" office:value-type="string" office:string-value="&lt;&lt; tr(&quot;Musical&quot;)" calcext:value-type="string">
            <text:p>&lt;&lt; tr("Musical")</text:p>
          </table:table-cell>
        </table:table-row>
        <table:table-row table:style-name="ro1">
          <table:table-cell office:value-type="string" calcext:value-type="string">
            <text:p>National Folk</text:p>
          </table:table-cell>
          <table:table-cell table:formula="of:=&quot;&lt;&lt; tr(&quot; &amp; CHAR(34) &amp; [.A119]&amp; CHAR(34) &amp; &quot;)&quot;" office:value-type="string" office:string-value="&lt;&lt; tr(&quot;National Folk&quot;)" calcext:value-type="string">
            <text:p>&lt;&lt; tr("National Folk")</text:p>
          </table:table-cell>
        </table:table-row>
        <table:table-row table:style-name="ro1">
          <table:table-cell office:value-type="string" calcext:value-type="string">
            <text:p>Native US</text:p>
          </table:table-cell>
          <table:table-cell table:formula="of:=&quot;&lt;&lt; tr(&quot; &amp; CHAR(34) &amp; [.A120]&amp; CHAR(34) &amp; &quot;)&quot;" office:value-type="string" office:string-value="&lt;&lt; tr(&quot;Native US&quot;)" calcext:value-type="string">
            <text:p>&lt;&lt; tr("Native US")</text:p>
          </table:table-cell>
        </table:table-row>
        <table:table-row table:style-name="ro1">
          <table:table-cell office:value-type="string" calcext:value-type="string">
            <text:p>Negerpunk</text:p>
          </table:table-cell>
          <table:table-cell table:formula="of:=&quot;&lt;&lt; tr(&quot; &amp; CHAR(34) &amp; [.A121]&amp; CHAR(34) &amp; &quot;)&quot;" office:value-type="string" office:string-value="&lt;&lt; tr(&quot;Negerpunk&quot;)" calcext:value-type="string">
            <text:p>&lt;&lt; tr("Negerpunk")</text:p>
          </table:table-cell>
        </table:table-row>
        <table:table-row table:style-name="ro1">
          <table:table-cell office:value-type="string" calcext:value-type="string">
            <text:p>Neoclassical</text:p>
          </table:table-cell>
          <table:table-cell table:formula="of:=&quot;&lt;&lt; tr(&quot; &amp; CHAR(34) &amp; [.A122]&amp; CHAR(34) &amp; &quot;)&quot;" office:value-type="string" office:string-value="&lt;&lt; tr(&quot;Neoclassical&quot;)" calcext:value-type="string">
            <text:p>&lt;&lt; tr("Neoclassical")</text:p>
          </table:table-cell>
        </table:table-row>
        <table:table-row table:style-name="ro1">
          <table:table-cell office:value-type="string" calcext:value-type="string">
            <text:p>Neue Deutsche Welle</text:p>
          </table:table-cell>
          <table:table-cell table:formula="of:=&quot;&lt;&lt; tr(&quot; &amp; CHAR(34) &amp; [.A123]&amp; CHAR(34) &amp; &quot;)&quot;" office:value-type="string" office:string-value="&lt;&lt; tr(&quot;Neue Deutsche Welle&quot;)" calcext:value-type="string">
            <text:p>&lt;&lt; tr("Neue Deutsche Welle")</text:p>
          </table:table-cell>
        </table:table-row>
        <table:table-row table:style-name="ro1">
          <table:table-cell office:value-type="string" calcext:value-type="string">
            <text:p>New Age</text:p>
          </table:table-cell>
          <table:table-cell table:formula="of:=&quot;&lt;&lt; tr(&quot; &amp; CHAR(34) &amp; [.A124]&amp; CHAR(34) &amp; &quot;)&quot;" office:value-type="string" office:string-value="&lt;&lt; tr(&quot;New Age&quot;)" calcext:value-type="string">
            <text:p>&lt;&lt; tr("New Age")</text:p>
          </table:table-cell>
        </table:table-row>
        <table:table-row table:style-name="ro1">
          <table:table-cell office:value-type="string" calcext:value-type="string">
            <text:p>New Romantic</text:p>
          </table:table-cell>
          <table:table-cell table:formula="of:=&quot;&lt;&lt; tr(&quot; &amp; CHAR(34) &amp; [.A125]&amp; CHAR(34) &amp; &quot;)&quot;" office:value-type="string" office:string-value="&lt;&lt; tr(&quot;New Romantic&quot;)" calcext:value-type="string">
            <text:p>&lt;&lt; tr("New Romantic")</text:p>
          </table:table-cell>
        </table:table-row>
        <table:table-row table:style-name="ro1">
          <table:table-cell office:value-type="string" calcext:value-type="string">
            <text:p>New Wave</text:p>
          </table:table-cell>
          <table:table-cell table:formula="of:=&quot;&lt;&lt; tr(&quot; &amp; CHAR(34) &amp; [.A126]&amp; CHAR(34) &amp; &quot;)&quot;" office:value-type="string" office:string-value="&lt;&lt; tr(&quot;New Wave&quot;)" calcext:value-type="string">
            <text:p>&lt;&lt; tr("New Wave")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table:formula="of:=&quot;&lt;&lt; tr(&quot; &amp; CHAR(34) &amp; [.A127]&amp; CHAR(34) &amp; &quot;)&quot;" office:value-type="string" office:string-value="&lt;&lt; tr(&quot;Noise&quot;)" calcext:value-type="string">
            <text:p>&lt;&lt; tr("Noise")</text:p>
          </table:table-cell>
        </table:table-row>
        <table:table-row table:style-name="ro1">
          <table:table-cell office:value-type="string" calcext:value-type="string">
            <text:p>Nu-Breakz</text:p>
          </table:table-cell>
          <table:table-cell table:formula="of:=&quot;&lt;&lt; tr(&quot; &amp; CHAR(34) &amp; [.A128]&amp; CHAR(34) &amp; &quot;)&quot;" office:value-type="string" office:string-value="&lt;&lt; tr(&quot;Nu-Breakz&quot;)" calcext:value-type="string">
            <text:p>&lt;&lt; tr("Nu-Breakz")</text:p>
          </table:table-cell>
        </table:table-row>
        <table:table-row table:style-name="ro1">
          <table:table-cell office:value-type="string" calcext:value-type="string">
            <text:p>Oldies</text:p>
          </table:table-cell>
          <table:table-cell table:formula="of:=&quot;&lt;&lt; tr(&quot; &amp; CHAR(34) &amp; [.A129]&amp; CHAR(34) &amp; &quot;)&quot;" office:value-type="string" office:string-value="&lt;&lt; tr(&quot;Oldies&quot;)" calcext:value-type="string">
            <text:p>&lt;&lt; tr("Oldies")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table:formula="of:=&quot;&lt;&lt; tr(&quot; &amp; CHAR(34) &amp; [.A130]&amp; CHAR(34) &amp; &quot;)&quot;" office:value-type="string" office:string-value="&lt;&lt; tr(&quot;Opera&quot;)" calcext:value-type="string">
            <text:p>&lt;&lt; tr("Opera")</text:p>
          </table:table-cell>
        </table:table-row>
        <table:table-row table:style-name="ro1">
          <table:table-cell office:value-type="string" calcext:value-type="string">
            <text:p>Podcast</text:p>
          </table:table-cell>
          <table:table-cell table:formula="of:=&quot;&lt;&lt; tr(&quot; &amp; CHAR(34) &amp; [.A131]&amp; CHAR(34) &amp; &quot;)&quot;" office:value-type="string" office:string-value="&lt;&lt; tr(&quot;Podcast&quot;)" calcext:value-type="string">
            <text:p>&lt;&lt; tr("Podcast")</text:p>
          </table:table-cell>
        </table:table-row>
        <table:table-row table:style-name="ro1">
          <table:table-cell office:value-type="string" calcext:value-type="string">
            <text:p>Polka</text:p>
          </table:table-cell>
          <table:table-cell table:formula="of:=&quot;&lt;&lt; tr(&quot; &amp; CHAR(34) &amp; [.A132]&amp; CHAR(34) &amp; &quot;)&quot;" office:value-type="string" office:string-value="&lt;&lt; tr(&quot;Polka&quot;)" calcext:value-type="string">
            <text:p>&lt;&lt; tr("Polka")</text:p>
          </table:table-cell>
        </table:table-row>
        <table:table-row table:style-name="ro1">
          <table:table-cell office:value-type="string" calcext:value-type="string">
            <text:p>Polsk Punk</text:p>
          </table:table-cell>
          <table:table-cell table:formula="of:=&quot;&lt;&lt; tr(&quot; &amp; CHAR(34) &amp; [.A133]&amp; CHAR(34) &amp; &quot;)&quot;" office:value-type="string" office:string-value="&lt;&lt; tr(&quot;Polsk Punk&quot;)" calcext:value-type="string">
            <text:p>&lt;&lt; tr("Polsk Punk")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table:formula="of:=&quot;&lt;&lt; tr(&quot; &amp; CHAR(34) &amp; [.A134]&amp; CHAR(34) &amp; &quot;)&quot;" office:value-type="string" office:string-value="&lt;&lt; tr(&quot;Pop&quot;)" calcext:value-type="string">
            <text:p>&lt;&lt; tr("Pop")</text:p>
          </table:table-cell>
        </table:table-row>
        <table:table-row table:style-name="ro1">
          <table:table-cell office:value-type="string" calcext:value-type="string">
            <text:p>Pop-Folk</text:p>
          </table:table-cell>
          <table:table-cell table:formula="of:=&quot;&lt;&lt; tr(&quot; &amp; CHAR(34) &amp; [.A135]&amp; CHAR(34) &amp; &quot;)&quot;" office:value-type="string" office:string-value="&lt;&lt; tr(&quot;Pop-Folk&quot;)" calcext:value-type="string">
            <text:p>&lt;&lt; tr("Pop-Folk")</text:p>
          </table:table-cell>
        </table:table-row>
        <table:table-row table:style-name="ro1">
          <table:table-cell office:value-type="string" calcext:value-type="string">
            <text:p>Pop/Funk</text:p>
          </table:table-cell>
          <table:table-cell table:formula="of:=&quot;&lt;&lt; tr(&quot; &amp; CHAR(34) &amp; [.A136]&amp; CHAR(34) &amp; &quot;)&quot;" office:value-type="string" office:string-value="&lt;&lt; tr(&quot;Pop/Funk&quot;)" calcext:value-type="string">
            <text:p>&lt;&lt; tr("Pop/Funk")</text:p>
          </table:table-cell>
        </table:table-row>
        <table:table-row table:style-name="ro1">
          <table:table-cell office:value-type="string" calcext:value-type="string">
            <text:p>Porn Groove</text:p>
          </table:table-cell>
          <table:table-cell table:formula="of:=&quot;&lt;&lt; tr(&quot; &amp; CHAR(34) &amp; [.A137]&amp; CHAR(34) &amp; &quot;)&quot;" office:value-type="string" office:string-value="&lt;&lt; tr(&quot;Porn Groove&quot;)" calcext:value-type="string">
            <text:p>&lt;&lt; tr("Porn Groove")</text:p>
          </table:table-cell>
        </table:table-row>
        <table:table-row table:style-name="ro1">
          <table:table-cell office:value-type="string" calcext:value-type="string">
            <text:p>Post-Punk</text:p>
          </table:table-cell>
          <table:table-cell table:formula="of:=&quot;&lt;&lt; tr(&quot; &amp; CHAR(34) &amp; [.A138]&amp; CHAR(34) &amp; &quot;)&quot;" office:value-type="string" office:string-value="&lt;&lt; tr(&quot;Post-Punk&quot;)" calcext:value-type="string">
            <text:p>&lt;&lt; tr("Post-Punk")</text:p>
          </table:table-cell>
        </table:table-row>
        <table:table-row table:style-name="ro1">
          <table:table-cell office:value-type="string" calcext:value-type="string">
            <text:p>Post-Rock</text:p>
          </table:table-cell>
          <table:table-cell table:formula="of:=&quot;&lt;&lt; tr(&quot; &amp; CHAR(34) &amp; [.A139]&amp; CHAR(34) &amp; &quot;)&quot;" office:value-type="string" office:string-value="&lt;&lt; tr(&quot;Post-Rock&quot;)" calcext:value-type="string">
            <text:p>&lt;&lt; tr("Post-Rock")</text:p>
          </table:table-cell>
        </table:table-row>
        <table:table-row table:style-name="ro1">
          <table:table-cell office:value-type="string" calcext:value-type="string">
            <text:p>Power Ballad</text:p>
          </table:table-cell>
          <table:table-cell table:formula="of:=&quot;&lt;&lt; tr(&quot; &amp; CHAR(34) &amp; [.A140]&amp; CHAR(34) &amp; &quot;)&quot;" office:value-type="string" office:string-value="&lt;&lt; tr(&quot;Power Ballad&quot;)" calcext:value-type="string">
            <text:p>&lt;&lt; tr("Power Ballad")</text:p>
          </table:table-cell>
        </table:table-row>
        <table:table-row table:style-name="ro1">
          <table:table-cell office:value-type="string" calcext:value-type="string">
            <text:p>Pranks</text:p>
          </table:table-cell>
          <table:table-cell table:formula="of:=&quot;&lt;&lt; tr(&quot; &amp; CHAR(34) &amp; [.A141]&amp; CHAR(34) &amp; &quot;)&quot;" office:value-type="string" office:string-value="&lt;&lt; tr(&quot;Pranks&quot;)" calcext:value-type="string">
            <text:p>&lt;&lt; tr("Pranks")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table:formula="of:=&quot;&lt;&lt; tr(&quot; &amp; CHAR(34) &amp; [.A142]&amp; CHAR(34) &amp; &quot;)&quot;" office:value-type="string" office:string-value="&lt;&lt; tr(&quot;Primus&quot;)" calcext:value-type="string">
            <text:p>&lt;&lt; tr("Primus")</text:p>
          </table:table-cell>
        </table:table-row>
        <table:table-row table:style-name="ro1">
          <table:table-cell office:value-type="string" calcext:value-type="string">
            <text:p>Progressive Rock</text:p>
          </table:table-cell>
          <table:table-cell table:formula="of:=&quot;&lt;&lt; tr(&quot; &amp; CHAR(34) &amp; [.A143]&amp; CHAR(34) &amp; &quot;)&quot;" office:value-type="string" office:string-value="&lt;&lt; tr(&quot;Progressive Rock&quot;)" calcext:value-type="string">
            <text:p>&lt;&lt; tr("Progressive Rock")</text:p>
          </table:table-cell>
        </table:table-row>
        <table:table-row table:style-name="ro1">
          <table:table-cell office:value-type="string" calcext:value-type="string">
            <text:p>Psychedelic</text:p>
          </table:table-cell>
          <table:table-cell table:formula="of:=&quot;&lt;&lt; tr(&quot; &amp; CHAR(34) &amp; [.A144]&amp; CHAR(34) &amp; &quot;)&quot;" office:value-type="string" office:string-value="&lt;&lt; tr(&quot;Psychedelic&quot;)" calcext:value-type="string">
            <text:p>&lt;&lt; tr("Psychedelic")</text:p>
          </table:table-cell>
        </table:table-row>
        <table:table-row table:style-name="ro1">
          <table:table-cell office:value-type="string" calcext:value-type="string">
            <text:p>Psychedelic Rock</text:p>
          </table:table-cell>
          <table:table-cell table:formula="of:=&quot;&lt;&lt; tr(&quot; &amp; CHAR(34) &amp; [.A145]&amp; CHAR(34) &amp; &quot;)&quot;" office:value-type="string" office:string-value="&lt;&lt; tr(&quot;Psychedelic Rock&quot;)" calcext:value-type="string">
            <text:p>&lt;&lt; tr("Psychedelic Rock")</text:p>
          </table:table-cell>
        </table:table-row>
        <table:table-row table:style-name="ro1">
          <table:table-cell office:value-type="string" calcext:value-type="string">
            <text:p>Psytrance</text:p>
          </table:table-cell>
          <table:table-cell table:formula="of:=&quot;&lt;&lt; tr(&quot; &amp; CHAR(34) &amp; [.A146]&amp; CHAR(34) &amp; &quot;)&quot;" office:value-type="string" office:string-value="&lt;&lt; tr(&quot;Psytrance&quot;)" calcext:value-type="string">
            <text:p>&lt;&lt; tr("Psytrance")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table:formula="of:=&quot;&lt;&lt; tr(&quot; &amp; CHAR(34) &amp; [.A147]&amp; CHAR(34) &amp; &quot;)&quot;" office:value-type="string" office:string-value="&lt;&lt; tr(&quot;Punk&quot;)" calcext:value-type="string">
            <text:p>&lt;&lt; tr("Punk")</text:p>
          </table:table-cell>
        </table:table-row>
        <table:table-row table:style-name="ro1">
          <table:table-cell office:value-type="string" calcext:value-type="string">
            <text:p>Punk Rock</text:p>
          </table:table-cell>
          <table:table-cell table:formula="of:=&quot;&lt;&lt; tr(&quot; &amp; CHAR(34) &amp; [.A148]&amp; CHAR(34) &amp; &quot;)&quot;" office:value-type="string" office:string-value="&lt;&lt; tr(&quot;Punk Rock&quot;)" calcext:value-type="string">
            <text:p>&lt;&lt; tr("Punk Rock")</text:p>
          </table:table-cell>
        </table:table-row>
        <table:table-row table:style-name="ro1">
          <table:table-cell office:value-type="string" calcext:value-type="string">
            <text:p>Rap</text:p>
          </table:table-cell>
          <table:table-cell table:formula="of:=&quot;&lt;&lt; tr(&quot; &amp; CHAR(34) &amp; [.A149]&amp; CHAR(34) &amp; &quot;)&quot;" office:value-type="string" office:string-value="&lt;&lt; tr(&quot;Rap&quot;)" calcext:value-type="string">
            <text:p>&lt;&lt; tr("Rap")</text:p>
          </table:table-cell>
        </table:table-row>
        <table:table-row table:style-name="ro1">
          <table:table-cell office:value-type="string" calcext:value-type="string">
            <text:p>Rave</text:p>
          </table:table-cell>
          <table:table-cell table:formula="of:=&quot;&lt;&lt; tr(&quot; &amp; CHAR(34) &amp; [.A150]&amp; CHAR(34) &amp; &quot;)&quot;" office:value-type="string" office:string-value="&lt;&lt; tr(&quot;Rave&quot;)" calcext:value-type="string">
            <text:p>&lt;&lt; tr("Rave")</text:p>
          </table:table-cell>
        </table:table-row>
        <table:table-row table:style-name="ro1">
          <table:table-cell office:value-type="string" calcext:value-type="string">
            <text:p>Reggae</text:p>
          </table:table-cell>
          <table:table-cell table:formula="of:=&quot;&lt;&lt; tr(&quot; &amp; CHAR(34) &amp; [.A151]&amp; CHAR(34) &amp; &quot;)&quot;" office:value-type="string" office:string-value="&lt;&lt; tr(&quot;Reggae&quot;)" calcext:value-type="string">
            <text:p>&lt;&lt; tr("Reggae")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table:formula="of:=&quot;&lt;&lt; tr(&quot; &amp; CHAR(34) &amp; [.A152]&amp; CHAR(34) &amp; &quot;)&quot;" office:value-type="string" office:string-value="&lt;&lt; tr(&quot;Retro&quot;)" calcext:value-type="string">
            <text:p>&lt;&lt; tr("Retro")</text:p>
          </table:table-cell>
        </table:table-row>
        <table:table-row table:style-name="ro1">
          <table:table-cell office:value-type="string" calcext:value-type="string">
            <text:p>Revival</text:p>
          </table:table-cell>
          <table:table-cell table:formula="of:=&quot;&lt;&lt; tr(&quot; &amp; CHAR(34) &amp; [.A153]&amp; CHAR(34) &amp; &quot;)&quot;" office:value-type="string" office:string-value="&lt;&lt; tr(&quot;Revival&quot;)" calcext:value-type="string">
            <text:p>&lt;&lt; tr("Revival")</text:p>
          </table:table-cell>
        </table:table-row>
        <table:table-row table:style-name="ro1">
          <table:table-cell office:value-type="string" calcext:value-type="string">
            <text:p>Rhythmic Soul</text:p>
          </table:table-cell>
          <table:table-cell table:formula="of:=&quot;&lt;&lt; tr(&quot; &amp; CHAR(34) &amp; [.A154]&amp; CHAR(34) &amp; &quot;)&quot;" office:value-type="string" office:string-value="&lt;&lt; tr(&quot;Rhythmic Soul&quot;)" calcext:value-type="string">
            <text:p>&lt;&lt; tr("Rhythmic Soul")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table:formula="of:=&quot;&lt;&lt; tr(&quot; &amp; CHAR(34) &amp; [.A155]&amp; CHAR(34) &amp; &quot;)&quot;" office:value-type="string" office:string-value="&lt;&lt; tr(&quot;Rock&quot;)" calcext:value-type="string">
            <text:p>&lt;&lt; tr("Rock")</text:p>
          </table:table-cell>
        </table:table-row>
        <table:table-row table:style-name="ro1">
          <table:table-cell office:value-type="string" calcext:value-type="string">
            <text:p>Rock &amp; Roll</text:p>
          </table:table-cell>
          <table:table-cell table:formula="of:=&quot;&lt;&lt; tr(&quot; &amp; CHAR(34) &amp; [.A156]&amp; CHAR(34) &amp; &quot;)&quot;" office:value-type="string" office:string-value="&lt;&lt; tr(&quot;Rock &amp; Roll&quot;)" calcext:value-type="string">
            <text:p>&lt;&lt; tr("Rock &amp; Roll")</text:p>
          </table:table-cell>
        </table:table-row>
        <table:table-row table:style-name="ro1">
          <table:table-cell office:value-type="string" calcext:value-type="string">
            <text:p>Salsa</text:p>
          </table:table-cell>
          <table:table-cell table:formula="of:=&quot;&lt;&lt; tr(&quot; &amp; CHAR(34) &amp; [.A157]&amp; CHAR(34) &amp; &quot;)&quot;" office:value-type="string" office:string-value="&lt;&lt; tr(&quot;Salsa&quot;)" calcext:value-type="string">
            <text:p>&lt;&lt; tr("Salsa")</text:p>
          </table:table-cell>
        </table:table-row>
        <table:table-row table:style-name="ro1">
          <table:table-cell office:value-type="string" calcext:value-type="string">
            <text:p>Samba</text:p>
          </table:table-cell>
          <table:table-cell table:formula="of:=&quot;&lt;&lt; tr(&quot; &amp; CHAR(34) &amp; [.A158]&amp; CHAR(34) &amp; &quot;)&quot;" office:value-type="string" office:string-value="&lt;&lt; tr(&quot;Samba&quot;)" calcext:value-type="string">
            <text:p>&lt;&lt; tr("Samba")</text:p>
          </table:table-cell>
        </table:table-row>
        <table:table-row table:style-name="ro1">
          <table:table-cell office:value-type="string" calcext:value-type="string">
            <text:p>Satire</text:p>
          </table:table-cell>
          <table:table-cell table:formula="of:=&quot;&lt;&lt; tr(&quot; &amp; CHAR(34) &amp; [.A159]&amp; CHAR(34) &amp; &quot;)&quot;" office:value-type="string" office:string-value="&lt;&lt; tr(&quot;Satire&quot;)" calcext:value-type="string">
            <text:p>&lt;&lt; tr("Satire")</text:p>
          </table:table-cell>
        </table:table-row>
        <table:table-row table:style-name="ro1">
          <table:table-cell office:value-type="string" calcext:value-type="string">
            <text:p>Shoegaze</text:p>
          </table:table-cell>
          <table:table-cell table:formula="of:=&quot;&lt;&lt; tr(&quot; &amp; CHAR(34) &amp; [.A160]&amp; CHAR(34) &amp; &quot;)&quot;" office:value-type="string" office:string-value="&lt;&lt; tr(&quot;Shoegaze&quot;)" calcext:value-type="string">
            <text:p>&lt;&lt; tr("Shoegaze")</text:p>
          </table:table-cell>
        </table:table-row>
        <table:table-row table:style-name="ro1">
          <table:table-cell office:value-type="string" calcext:value-type="string">
            <text:p>Showtunes</text:p>
          </table:table-cell>
          <table:table-cell table:formula="of:=&quot;&lt;&lt; tr(&quot; &amp; CHAR(34) &amp; [.A161]&amp; CHAR(34) &amp; &quot;)&quot;" office:value-type="string" office:string-value="&lt;&lt; tr(&quot;Showtunes&quot;)" calcext:value-type="string">
            <text:p>&lt;&lt; tr("Showtunes")</text:p>
          </table:table-cell>
        </table:table-row>
        <table:table-row table:style-name="ro1">
          <table:table-cell office:value-type="string" calcext:value-type="string">
            <text:p>Ska</text:p>
          </table:table-cell>
          <table:table-cell table:formula="of:=&quot;&lt;&lt; tr(&quot; &amp; CHAR(34) &amp; [.A162]&amp; CHAR(34) &amp; &quot;)&quot;" office:value-type="string" office:string-value="&lt;&lt; tr(&quot;Ska&quot;)" calcext:value-type="string">
            <text:p>&lt;&lt; tr("Ska")</text:p>
          </table:table-cell>
        </table:table-row>
        <table:table-row table:style-name="ro1">
          <table:table-cell office:value-type="string" calcext:value-type="string">
            <text:p>Slow Jam</text:p>
          </table:table-cell>
          <table:table-cell table:formula="of:=&quot;&lt;&lt; tr(&quot; &amp; CHAR(34) &amp; [.A163]&amp; CHAR(34) &amp; &quot;)&quot;" office:value-type="string" office:string-value="&lt;&lt; tr(&quot;Slow Jam&quot;)" calcext:value-type="string">
            <text:p>&lt;&lt; tr("Slow Jam")</text:p>
          </table:table-cell>
        </table:table-row>
        <table:table-row table:style-name="ro1">
          <table:table-cell office:value-type="string" calcext:value-type="string">
            <text:p>Slow Rock</text:p>
          </table:table-cell>
          <table:table-cell table:formula="of:=&quot;&lt;&lt; tr(&quot; &amp; CHAR(34) &amp; [.A164]&amp; CHAR(34) &amp; &quot;)&quot;" office:value-type="string" office:string-value="&lt;&lt; tr(&quot;Slow Rock&quot;)" calcext:value-type="string">
            <text:p>&lt;&lt; tr("Slow Rock")</text:p>
          </table:table-cell>
        </table:table-row>
        <table:table-row table:style-name="ro1">
          <table:table-cell office:value-type="string" calcext:value-type="string">
            <text:p>Sonata</text:p>
          </table:table-cell>
          <table:table-cell table:formula="of:=&quot;&lt;&lt; tr(&quot; &amp; CHAR(34) &amp; [.A165]&amp; CHAR(34) &amp; &quot;)&quot;" office:value-type="string" office:string-value="&lt;&lt; tr(&quot;Sonata&quot;)" calcext:value-type="string">
            <text:p>&lt;&lt; tr("Sonata")</text:p>
          </table:table-cell>
        </table:table-row>
        <table:table-row table:style-name="ro1">
          <table:table-cell office:value-type="string" calcext:value-type="string">
            <text:p>Soul</text:p>
          </table:table-cell>
          <table:table-cell table:formula="of:=&quot;&lt;&lt; tr(&quot; &amp; CHAR(34) &amp; [.A166]&amp; CHAR(34) &amp; &quot;)&quot;" office:value-type="string" office:string-value="&lt;&lt; tr(&quot;Soul&quot;)" calcext:value-type="string">
            <text:p>&lt;&lt; tr("Soul")</text:p>
          </table:table-cell>
        </table:table-row>
        <table:table-row table:style-name="ro1">
          <table:table-cell office:value-type="string" calcext:value-type="string">
            <text:p>Sound Clip</text:p>
          </table:table-cell>
          <table:table-cell table:formula="of:=&quot;&lt;&lt; tr(&quot; &amp; CHAR(34) &amp; [.A167]&amp; CHAR(34) &amp; &quot;)&quot;" office:value-type="string" office:string-value="&lt;&lt; tr(&quot;Sound Clip&quot;)" calcext:value-type="string">
            <text:p>&lt;&lt; tr("Sound Clip")</text:p>
          </table:table-cell>
        </table:table-row>
        <table:table-row table:style-name="ro1">
          <table:table-cell office:value-type="string" calcext:value-type="string">
            <text:p>Soundtrack</text:p>
          </table:table-cell>
          <table:table-cell table:formula="of:=&quot;&lt;&lt; tr(&quot; &amp; CHAR(34) &amp; [.A168]&amp; CHAR(34) &amp; &quot;)&quot;" office:value-type="string" office:string-value="&lt;&lt; tr(&quot;Soundtrack&quot;)" calcext:value-type="string">
            <text:p>&lt;&lt; tr("Soundtrack")</text:p>
          </table:table-cell>
        </table:table-row>
        <table:table-row table:style-name="ro1">
          <table:table-cell office:value-type="string" calcext:value-type="string">
            <text:p>Southern Rock</text:p>
          </table:table-cell>
          <table:table-cell table:formula="of:=&quot;&lt;&lt; tr(&quot; &amp; CHAR(34) &amp; [.A169]&amp; CHAR(34) &amp; &quot;)&quot;" office:value-type="string" office:string-value="&lt;&lt; tr(&quot;Southern Rock&quot;)" calcext:value-type="string">
            <text:p>&lt;&lt; tr("Southern Rock")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formula="of:=&quot;&lt;&lt; tr(&quot; &amp; CHAR(34) &amp; [.A170]&amp; CHAR(34) &amp; &quot;)&quot;" office:value-type="string" office:string-value="&lt;&lt; tr(&quot;Space&quot;)" calcext:value-type="string">
            <text:p>&lt;&lt; tr("Space")</text:p>
          </table:table-cell>
        </table:table-row>
        <table:table-row table:style-name="ro1">
          <table:table-cell office:value-type="string" calcext:value-type="string">
            <text:p>Space Rock</text:p>
          </table:table-cell>
          <table:table-cell table:formula="of:=&quot;&lt;&lt; tr(&quot; &amp; CHAR(34) &amp; [.A171]&amp; CHAR(34) &amp; &quot;)&quot;" office:value-type="string" office:string-value="&lt;&lt; tr(&quot;Space Rock&quot;)" calcext:value-type="string">
            <text:p>&lt;&lt; tr("Space Rock")</text:p>
          </table:table-cell>
        </table:table-row>
        <table:table-row table:style-name="ro1">
          <table:table-cell office:value-type="string" calcext:value-type="string">
            <text:p>Speech</text:p>
          </table:table-cell>
          <table:table-cell table:formula="of:=&quot;&lt;&lt; tr(&quot; &amp; CHAR(34) &amp; [.A172]&amp; CHAR(34) &amp; &quot;)&quot;" office:value-type="string" office:string-value="&lt;&lt; tr(&quot;Speech&quot;)" calcext:value-type="string">
            <text:p>&lt;&lt; tr("Speech")</text:p>
          </table:table-cell>
        </table:table-row>
        <table:table-row table:style-name="ro1">
          <table:table-cell office:value-type="string" calcext:value-type="string">
            <text:p>Swing</text:p>
          </table:table-cell>
          <table:table-cell table:formula="of:=&quot;&lt;&lt; tr(&quot; &amp; CHAR(34) &amp; [.A173]&amp; CHAR(34) &amp; &quot;)&quot;" office:value-type="string" office:string-value="&lt;&lt; tr(&quot;Swing&quot;)" calcext:value-type="string">
            <text:p>&lt;&lt; tr("Swing")</text:p>
          </table:table-cell>
        </table:table-row>
        <table:table-row table:style-name="ro1">
          <table:table-cell office:value-type="string" calcext:value-type="string">
            <text:p>Symphonic Rock</text:p>
          </table:table-cell>
          <table:table-cell table:formula="of:=&quot;&lt;&lt; tr(&quot; &amp; CHAR(34) &amp; [.A174]&amp; CHAR(34) &amp; &quot;)&quot;" office:value-type="string" office:string-value="&lt;&lt; tr(&quot;Symphonic Rock&quot;)" calcext:value-type="string">
            <text:p>&lt;&lt; tr("Symphonic Rock")</text:p>
          </table:table-cell>
        </table:table-row>
        <table:table-row table:style-name="ro1">
          <table:table-cell office:value-type="string" calcext:value-type="string">
            <text:p>Symphony</text:p>
          </table:table-cell>
          <table:table-cell table:formula="of:=&quot;&lt;&lt; tr(&quot; &amp; CHAR(34) &amp; [.A175]&amp; CHAR(34) &amp; &quot;)&quot;" office:value-type="string" office:string-value="&lt;&lt; tr(&quot;Symphony&quot;)" calcext:value-type="string">
            <text:p>&lt;&lt; tr("Symphony")</text:p>
          </table:table-cell>
        </table:table-row>
        <table:table-row table:style-name="ro1">
          <table:table-cell office:value-type="string" calcext:value-type="string">
            <text:p>Synthpop</text:p>
          </table:table-cell>
          <table:table-cell table:formula="of:=&quot;&lt;&lt; tr(&quot; &amp; CHAR(34) &amp; [.A176]&amp; CHAR(34) &amp; &quot;)&quot;" office:value-type="string" office:string-value="&lt;&lt; tr(&quot;Synthpop&quot;)" calcext:value-type="string">
            <text:p>&lt;&lt; tr("Synthpop")</text:p>
          </table:table-cell>
        </table:table-row>
        <table:table-row table:style-name="ro1">
          <table:table-cell office:value-type="string" calcext:value-type="string">
            <text:p>Tango</text:p>
          </table:table-cell>
          <table:table-cell table:formula="of:=&quot;&lt;&lt; tr(&quot; &amp; CHAR(34) &amp; [.A177]&amp; CHAR(34) &amp; &quot;)&quot;" office:value-type="string" office:string-value="&lt;&lt; tr(&quot;Tango&quot;)" calcext:value-type="string">
            <text:p>&lt;&lt; tr("Tango")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table:formula="of:=&quot;&lt;&lt; tr(&quot; &amp; CHAR(34) &amp; [.A178]&amp; CHAR(34) &amp; &quot;)&quot;" office:value-type="string" office:string-value="&lt;&lt; tr(&quot;Techno&quot;)" calcext:value-type="string">
            <text:p>&lt;&lt; tr("Techno")</text:p>
          </table:table-cell>
        </table:table-row>
        <table:table-row table:style-name="ro1">
          <table:table-cell office:value-type="string" calcext:value-type="string">
            <text:p>Techno-Industrial</text:p>
          </table:table-cell>
          <table:table-cell table:formula="of:=&quot;&lt;&lt; tr(&quot; &amp; CHAR(34) &amp; [.A179]&amp; CHAR(34) &amp; &quot;)&quot;" office:value-type="string" office:string-value="&lt;&lt; tr(&quot;Techno-Industrial&quot;)" calcext:value-type="string">
            <text:p>&lt;&lt; tr("Techno-Industrial")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table:formula="of:=&quot;&lt;&lt; tr(&quot; &amp; CHAR(34) &amp; [.A180]&amp; CHAR(34) &amp; &quot;)&quot;" office:value-type="string" office:string-value="&lt;&lt; tr(&quot;Terror&quot;)" calcext:value-type="string">
            <text:p>&lt;&lt; tr("Terror")</text:p>
          </table:table-cell>
        </table:table-row>
        <table:table-row table:style-name="ro1">
          <table:table-cell office:value-type="string" calcext:value-type="string">
            <text:p>Thrash Metal</text:p>
          </table:table-cell>
          <table:table-cell table:formula="of:=&quot;&lt;&lt; tr(&quot; &amp; CHAR(34) &amp; [.A181]&amp; CHAR(34) &amp; &quot;)&quot;" office:value-type="string" office:string-value="&lt;&lt; tr(&quot;Thrash Metal&quot;)" calcext:value-type="string">
            <text:p>&lt;&lt; tr("Thrash Metal")</text:p>
          </table:table-cell>
        </table:table-row>
        <table:table-row table:style-name="ro1">
          <table:table-cell office:value-type="string" calcext:value-type="string">
            <text:p>Top 40</text:p>
          </table:table-cell>
          <table:table-cell table:formula="of:=&quot;&lt;&lt; tr(&quot; &amp; CHAR(34) &amp; [.A182]&amp; CHAR(34) &amp; &quot;)&quot;" office:value-type="string" office:string-value="&lt;&lt; tr(&quot;Top 40&quot;)" calcext:value-type="string">
            <text:p>&lt;&lt; tr("Top 40")</text:p>
          </table:table-cell>
        </table:table-row>
        <table:table-row table:style-name="ro1">
          <table:table-cell office:value-type="string" calcext:value-type="string">
            <text:p>Trailer</text:p>
          </table:table-cell>
          <table:table-cell table:formula="of:=&quot;&lt;&lt; tr(&quot; &amp; CHAR(34) &amp; [.A183]&amp; CHAR(34) &amp; &quot;)&quot;" office:value-type="string" office:string-value="&lt;&lt; tr(&quot;Trailer&quot;)" calcext:value-type="string">
            <text:p>&lt;&lt; tr("Trailer")</text:p>
          </table:table-cell>
        </table:table-row>
        <table:table-row table:style-name="ro1">
          <table:table-cell office:value-type="string" calcext:value-type="string">
            <text:p>Trance</text:p>
          </table:table-cell>
          <table:table-cell table:formula="of:=&quot;&lt;&lt; tr(&quot; &amp; CHAR(34) &amp; [.A184]&amp; CHAR(34) &amp; &quot;)&quot;" office:value-type="string" office:string-value="&lt;&lt; tr(&quot;Trance&quot;)" calcext:value-type="string">
            <text:p>&lt;&lt; tr("Trance")</text:p>
          </table:table-cell>
        </table:table-row>
        <table:table-row table:style-name="ro1">
          <table:table-cell office:value-type="string" calcext:value-type="string">
            <text:p>Tribal</text:p>
          </table:table-cell>
          <table:table-cell table:formula="of:=&quot;&lt;&lt; tr(&quot; &amp; CHAR(34) &amp; [.A185]&amp; CHAR(34) &amp; &quot;)&quot;" office:value-type="string" office:string-value="&lt;&lt; tr(&quot;Tribal&quot;)" calcext:value-type="string">
            <text:p>&lt;&lt; tr("Tribal")</text:p>
          </table:table-cell>
        </table:table-row>
        <table:table-row table:style-name="ro1">
          <table:table-cell office:value-type="string" calcext:value-type="string">
            <text:p>Trip-Hop</text:p>
          </table:table-cell>
          <table:table-cell table:formula="of:=&quot;&lt;&lt; tr(&quot; &amp; CHAR(34) &amp; [.A186]&amp; CHAR(34) &amp; &quot;)&quot;" office:value-type="string" office:string-value="&lt;&lt; tr(&quot;Trip-Hop&quot;)" calcext:value-type="string">
            <text:p>&lt;&lt; tr("Trip-Hop")</text:p>
          </table:table-cell>
        </table:table-row>
        <table:table-row table:style-name="ro1">
          <table:table-cell office:value-type="string" calcext:value-type="string">
            <text:p>Trop Rock</text:p>
          </table:table-cell>
          <table:table-cell table:formula="of:=&quot;&lt;&lt; tr(&quot; &amp; CHAR(34) &amp; [.A187]&amp; CHAR(34) &amp; &quot;)&quot;" office:value-type="string" office:string-value="&lt;&lt; tr(&quot;Trop Rock&quot;)" calcext:value-type="string">
            <text:p>&lt;&lt; tr("Trop Rock")</text:p>
          </table:table-cell>
        </table:table-row>
        <table:table-row table:style-name="ro1">
          <table:table-cell office:value-type="string" calcext:value-type="string">
            <text:p>Vocal</text:p>
          </table:table-cell>
          <table:table-cell table:formula="of:=&quot;&lt;&lt; tr(&quot; &amp; CHAR(34) &amp; [.A188]&amp; CHAR(34) &amp; &quot;)&quot;" office:value-type="string" office:string-value="&lt;&lt; tr(&quot;Vocal&quot;)" calcext:value-type="string">
            <text:p>&lt;&lt; tr("Vocal")</text:p>
          </table:table-cell>
        </table:table-row>
        <table:table-row table:style-name="ro1">
          <table:table-cell office:value-type="string" calcext:value-type="string">
            <text:p>World Music</text:p>
          </table:table-cell>
          <table:table-cell table:formula="of:=&quot;&lt;&lt; tr(&quot; &amp; CHAR(34) &amp; [.A189]&amp; CHAR(34) &amp; &quot;)&quot;" office:value-type="string" office:string-value="&lt;&lt; tr(&quot;World Music&quot;)" calcext:value-type="string">
            <text:p>&lt;&lt; tr("World Music")</text:p>
          </table:table-cell>
        </table:table-row>
      </table:table>
      <table:named-expressions/>
      <table:database-ranges>
        <table:database-range table:name="__Anonymous_Sheet_DB__0" table:target-range-address="Tabelle1.A1:Tabelle1.A1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" svg:font-family="'Linux Bioli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7T01:28:55.683185909</meta:creation-date>
    <dc:date>2014-08-17T01:42:11.032020432</dc:date>
    <meta:editing-duration>P0D</meta:editing-duration>
    <meta:editing-cycles>1</meta:editing-cycles>
    <meta:document-statistic meta:table-count="1" meta:cell-count="378" meta:object-count="0"/>
    <meta:generator>LibreOffice/4.2.5.2$Linux_X86_64 LibreOffice_project/420m0$Build-2</meta:generator>
  </office:meta>
</office:document-meta>
</file>